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2pt" fo:font-style="normal" style:text-underline-style="none" fo:font-weight="bold" officeooo:rsid="001345e1" officeooo:paragraph-rsid="001345e1" style:font-size-asian="12pt" style:font-style-asian="normal" style:font-weight-asian="bold" style:font-size-complex="12pt" style:font-style-complex="normal" style:font-weight-complex="bold"/>
    </style:style>
    <style:style style:name="P2" style:family="paragraph" style:parent-style-name="Standard">
      <style:text-properties style:font-name="Liberation Serif" fo:font-size="12pt" fo:font-style="normal" style:text-underline-style="none" fo:font-weight="bold" officeooo:rsid="0014d764" officeooo:paragraph-rsid="0014d764" style:font-size-asian="12pt" style:font-style-asian="normal" style:font-weight-asian="bold" style:font-size-complex="12pt" style:font-style-complex="normal" style:font-weight-complex="bold"/>
    </style:style>
    <style:style style:name="P3" style:family="paragraph" style:parent-style-name="Standard">
      <style:text-properties style:font-name="Liberation Serif" fo:font-size="12pt" fo:font-style="normal" style:text-underline-style="none" fo:font-weight="bold" officeooo:rsid="0014ebde" officeooo:paragraph-rsid="0014ebde" style:font-size-asian="12pt" style:font-style-asian="normal" style:font-weight-asian="bold" style:font-size-complex="12pt" style:font-style-complex="normal" style:font-weight-complex="bold"/>
    </style:style>
    <style:style style:name="P4" style:family="paragraph" style:parent-style-name="Standard">
      <style:text-properties style:font-name="Liberation Serif" fo:font-size="12pt" fo:font-style="normal" style:text-underline-style="none" fo:font-weight="bold" officeooo:rsid="001507da" officeooo:paragraph-rsid="001507da" style:font-size-asian="12pt" style:font-style-asian="normal" style:font-weight-asian="bold" style:font-size-complex="12pt" style:font-style-complex="normal" style:font-weight-complex="bold"/>
    </style:style>
    <style:style style:name="P5" style:family="paragraph" style:parent-style-name="Standard">
      <style:text-properties style:font-name="Liberation Serif" fo:font-size="12pt" fo:font-style="normal" style:text-underline-style="none" fo:font-weight="bold" officeooo:rsid="0016999f" officeooo:paragraph-rsid="0016999f" style:font-size-asian="12pt" style:font-style-asian="normal" style:font-weight-asian="bold" style:font-size-complex="12pt" style:font-style-complex="normal" style:font-weight-complex="bold"/>
    </style:style>
    <style:style style:name="P6" style:family="paragraph" style:parent-style-name="Standard">
      <style:text-properties style:font-name="Liberation Serif" fo:font-size="12pt" fo:font-style="normal" style:text-underline-style="none" fo:font-weight="bold" officeooo:rsid="0016e0ad" officeooo:paragraph-rsid="0016e0ad" style:font-size-asian="12pt" style:font-style-asian="normal" style:font-weight-asian="bold" style:font-size-complex="12pt" style:font-style-complex="normal" style:font-weight-complex="bold"/>
    </style:style>
    <style:style style:name="P7" style:family="paragraph" style:parent-style-name="Standard">
      <style:text-properties style:font-name="Liberation Serif" fo:font-size="12pt" fo:font-style="normal" style:text-underline-style="none" fo:font-weight="bold" officeooo:rsid="0018af16" officeooo:paragraph-rsid="0018af16" style:font-size-asian="12pt" style:font-style-asian="normal" style:font-weight-asian="bold" style:font-size-complex="12pt" style:font-style-complex="normal" style:font-weight-complex="bold"/>
    </style:style>
    <style:style style:name="P8" style:family="paragraph" style:parent-style-name="Standard">
      <style:text-properties style:font-name="Liberation Serif" fo:font-size="12pt" fo:font-style="normal" style:text-underline-style="none" fo:font-weight="bold" officeooo:rsid="00208249" officeooo:paragraph-rsid="00208249" style:font-size-asian="10.5pt" style:font-style-asian="normal" style:font-weight-asian="bold" style:font-size-complex="12pt" style:font-style-complex="normal" style:font-weight-complex="bold"/>
    </style:style>
    <style:style style:name="P9" style:family="paragraph" style:parent-style-name="Standard">
      <style:text-properties style:font-name="Liberation Serif" fo:font-size="12pt" fo:font-style="normal" style:text-underline-style="none" fo:font-weight="bold" officeooo:rsid="00333e5a" officeooo:paragraph-rsid="00333e5a" style:font-size-asian="10.5pt" style:font-style-asian="normal" style:font-weight-asian="bold" style:font-size-complex="12pt" style:font-style-complex="normal" style:font-weight-complex="bold"/>
    </style:style>
    <style:style style:name="P10" style:family="paragraph" style:parent-style-name="Standard">
      <style:text-properties style:font-name="Liberation Serif" fo:font-size="12pt" fo:font-style="normal" style:text-underline-style="none" fo:font-weight="bold" officeooo:rsid="00433d32" officeooo:paragraph-rsid="00433d32" style:font-size-asian="10.5pt" style:font-style-asian="normal" style:font-weight-asian="bold" style:font-size-complex="12pt" style:font-style-complex="normal" style:font-weight-complex="bold"/>
    </style:style>
    <style:style style:name="P11" style:family="paragraph" style:parent-style-name="Standard">
      <style:text-properties style:font-name="Liberation Serif" fo:font-size="12pt" fo:font-style="normal" style:text-underline-style="none" fo:font-weight="bold" officeooo:rsid="004a8122" officeooo:paragraph-rsid="004a8122" style:font-size-asian="10.5pt" style:font-style-asian="normal" style:font-weight-asian="bold" style:font-size-complex="12pt" style:font-style-complex="normal" style:font-weight-complex="bold"/>
    </style:style>
    <style:style style:name="P12" style:family="paragraph" style:parent-style-name="Standard">
      <style:text-properties style:font-name="Liberation Serif" fo:font-size="12pt" fo:font-style="normal" style:text-underline-style="none" fo:font-weight="bold" officeooo:rsid="004c4cb3" officeooo:paragraph-rsid="004c4cb3" style:font-size-asian="10.5pt" style:font-style-asian="normal" style:font-weight-asian="bold" style:font-size-complex="12pt" style:font-style-complex="normal" style:font-weight-complex="bold"/>
    </style:style>
    <style:style style:name="P13" style:family="paragraph" style:parent-style-name="Standard">
      <style:text-properties style:font-name="Liberation Serif" fo:font-size="12pt" fo:font-style="normal" style:text-underline-style="none" fo:font-weight="bold" officeooo:rsid="004cfeec" officeooo:paragraph-rsid="004cfeec" style:font-size-asian="10.5pt" style:font-style-asian="normal" style:font-weight-asian="bold" style:font-size-complex="12pt" style:font-style-complex="normal" style:font-weight-complex="bold"/>
    </style:style>
    <style:style style:name="P14" style:family="paragraph" style:parent-style-name="Standard">
      <style:text-properties style:font-name="Liberation Serif" fo:font-size="12pt" fo:font-style="normal" style:text-underline-style="none" fo:font-weight="bold" officeooo:rsid="004da272" officeooo:paragraph-rsid="004da272" style:font-size-asian="10.5pt" style:font-style-asian="normal" style:font-weight-asian="bold" style:font-size-complex="12pt" style:font-style-complex="normal" style:font-weight-complex="bold"/>
    </style:style>
    <style:style style:name="P15" style:family="paragraph" style:parent-style-name="Standard">
      <style:text-properties style:font-name="Liberation Serif" fo:font-size="12pt" fo:font-style="normal" style:text-underline-style="none" fo:font-weight="bold" officeooo:rsid="0053330b" officeooo:paragraph-rsid="0053330b" style:font-size-asian="10.5pt" style:font-style-asian="normal" style:font-weight-asian="bold" style:font-size-complex="12pt" style:font-style-complex="normal" style:font-weight-complex="bold"/>
    </style:style>
    <style:style style:name="P16" style:family="paragraph" style:parent-style-name="Standard">
      <style:text-properties style:font-name="Liberation Serif" fo:font-size="12pt" fo:font-style="normal" style:text-underline-style="none" fo:font-weight="bold" officeooo:rsid="005393ca" officeooo:paragraph-rsid="005393ca" style:font-size-asian="10.5pt" style:font-style-asian="normal" style:font-weight-asian="bold" style:font-size-complex="12pt" style:font-style-complex="normal" style:font-weight-complex="bold"/>
    </style:style>
    <style:style style:name="P17" style:family="paragraph" style:parent-style-name="Standard">
      <style:text-properties style:font-name="Liberation Serif" fo:font-size="12pt" fo:font-style="normal" style:text-underline-style="none" fo:font-weight="bold" officeooo:rsid="00548327" officeooo:paragraph-rsid="00548327" style:font-size-asian="10.5pt" style:font-style-asian="normal" style:font-weight-asian="bold" style:font-size-complex="12pt" style:font-style-complex="normal" style:font-weight-complex="bold"/>
    </style:style>
    <style:style style:name="P18" style:family="paragraph" style:parent-style-name="Standard">
      <style:text-properties style:font-name="Liberation Serif" fo:font-size="12pt" fo:font-style="normal" style:text-underline-style="none" fo:font-weight="bold" officeooo:rsid="0057574e" officeooo:paragraph-rsid="0057574e" style:font-size-asian="10.5pt" style:font-style-asian="normal" style:font-weight-asian="bold" style:font-size-complex="12pt" style:font-style-complex="normal" style:font-weight-complex="bold"/>
    </style:style>
    <style:style style:name="P19" style:family="paragraph" style:parent-style-name="Standard">
      <style:text-properties style:font-name="Liberation Serif" fo:font-size="12pt" fo:font-style="normal" style:text-underline-style="none" fo:font-weight="bold" officeooo:rsid="00594a7c" officeooo:paragraph-rsid="00594a7c" style:font-size-asian="10.5pt" style:font-style-asian="normal" style:font-weight-asian="bold" style:font-size-complex="12pt" style:font-style-complex="normal" style:font-weight-complex="bold"/>
    </style:style>
    <style:style style:name="P20" style:family="paragraph" style:parent-style-name="Standard">
      <style:text-properties style:font-name="Liberation Serif" fo:font-size="12pt" fo:font-style="normal" style:text-underline-style="none" fo:font-weight="bold" officeooo:rsid="005afebf" officeooo:paragraph-rsid="005afebf" style:font-size-asian="10.5pt" style:font-style-asian="normal" style:font-weight-asian="bold" style:font-size-complex="12pt" style:font-style-complex="normal" style:font-weight-complex="bold"/>
    </style:style>
    <style:style style:name="P21" style:family="paragraph" style:parent-style-name="Standard">
      <style:text-properties style:font-name="Liberation Serif" fo:font-size="12pt" fo:font-style="normal" style:text-underline-style="none" fo:font-weight="bold" officeooo:rsid="005c3d50" officeooo:paragraph-rsid="005cf4be" style:font-size-asian="10.5pt" style:font-style-asian="normal" style:font-weight-asian="bold" style:font-size-complex="12pt" style:font-style-complex="normal" style:font-weight-complex="bold"/>
    </style:style>
    <style:style style:name="P22" style:family="paragraph" style:parent-style-name="Standard">
      <style:text-properties style:font-name="Liberation Serif" fo:font-size="12pt" fo:font-style="normal" style:text-underline-style="none" fo:font-weight="bold" officeooo:rsid="005df2d0" officeooo:paragraph-rsid="005df2d0" style:font-size-asian="10.5pt" style:font-style-asian="normal" style:font-weight-asian="bold" style:font-size-complex="12pt" style:font-style-complex="normal" style:font-weight-complex="bold"/>
    </style:style>
    <style:style style:name="P23" style:family="paragraph" style:parent-style-name="Standard">
      <style:text-properties style:font-name="Liberation Serif" fo:font-size="12pt" fo:font-style="normal" style:text-underline-style="none" fo:font-weight="bold" officeooo:rsid="00631c6d" officeooo:paragraph-rsid="00631c6d" style:font-size-asian="10.5pt" style:font-style-asian="normal" style:font-weight-asian="bold" style:font-size-complex="12pt" style:font-style-complex="normal" style:font-weight-complex="bold"/>
    </style:style>
    <style:style style:name="P24" style:family="paragraph" style:parent-style-name="Standard">
      <style:text-properties style:font-name="Liberation Serif" fo:font-size="12pt" fo:font-style="normal" style:text-underline-style="none" fo:font-weight="bold" officeooo:rsid="00631c6d" officeooo:paragraph-rsid="0064d7a3" style:font-size-asian="10.5pt" style:font-style-asian="normal" style:font-weight-asian="bold" style:font-size-complex="12pt" style:font-style-complex="normal" style:font-weight-complex="bold"/>
    </style:style>
    <style:style style:name="P25" style:family="paragraph" style:parent-style-name="Standard">
      <style:text-properties style:font-name="Liberation Serif" fo:font-size="12pt" fo:font-style="normal" style:text-underline-style="none" fo:font-weight="normal" officeooo:rsid="001345e1" officeooo:paragraph-rsid="001345e1" style:font-size-asian="12pt" style:font-style-asian="normal" style:font-weight-asian="normal" style:font-size-complex="12pt" style:font-style-complex="normal" style:font-weight-complex="normal"/>
    </style:style>
    <style:style style:name="P26" style:family="paragraph" style:parent-style-name="Standard">
      <style:text-properties style:font-name="Liberation Serif" fo:font-size="12pt" fo:font-style="normal" style:text-underline-style="none" fo:font-weight="normal" officeooo:rsid="001e7b39" officeooo:paragraph-rsid="001e7b39" style:font-size-asian="10.5pt" style:font-style-asian="normal" style:font-weight-asian="normal" style:font-size-complex="12pt" style:font-style-complex="normal" style:font-weight-complex="normal"/>
    </style:style>
    <style:style style:name="P27" style:family="paragraph" style:parent-style-name="Standard">
      <style:text-properties style:font-name="Liberation Serif" fo:font-size="12pt" fo:font-style="normal" style:text-underline-style="none" fo:font-weight="normal" officeooo:rsid="0020296d" officeooo:paragraph-rsid="0020296d" style:font-size-asian="10.5pt" style:font-style-asian="normal" style:font-weight-asian="normal" style:font-size-complex="12pt" style:font-style-complex="normal" style:font-weight-complex="normal"/>
    </style:style>
    <style:style style:name="P28" style:family="paragraph" style:parent-style-name="Standard">
      <style:text-properties style:font-name="Liberation Serif" fo:font-size="12pt" fo:font-style="normal" style:text-underline-style="none" fo:font-weight="normal" officeooo:rsid="00208249" officeooo:paragraph-rsid="00208249" style:font-size-asian="10.5pt" style:font-style-asian="normal" style:font-weight-asian="normal" style:font-size-complex="12pt" style:font-style-complex="normal" style:font-weight-complex="normal"/>
    </style:style>
    <style:style style:name="P29" style:family="paragraph" style:parent-style-name="Standard">
      <style:text-properties style:font-name="Liberation Serif" fo:font-size="12pt" fo:font-style="normal" style:text-underline-style="none" fo:font-weight="normal" officeooo:rsid="002425ee" officeooo:paragraph-rsid="002425ee" style:font-size-asian="10.5pt" style:font-style-asian="normal" style:font-weight-asian="normal" style:font-size-complex="12pt" style:font-style-complex="normal" style:font-weight-complex="normal"/>
    </style:style>
    <style:style style:name="P30" style:family="paragraph" style:parent-style-name="Standard">
      <style:text-properties style:font-name="Liberation Serif" fo:font-size="12pt" fo:font-style="normal" style:text-underline-style="none" fo:font-weight="normal" officeooo:rsid="0030bbc7" officeooo:paragraph-rsid="0030bbc7" style:font-size-asian="10.5pt" style:font-style-asian="normal" style:font-weight-asian="normal" style:font-size-complex="12pt" style:font-style-complex="normal" style:font-weight-complex="normal"/>
    </style:style>
    <style:style style:name="P31" style:family="paragraph" style:parent-style-name="Standard">
      <style:text-properties style:font-name="Liberation Serif" fo:font-size="12pt" fo:font-style="normal" style:text-underline-style="none" fo:font-weight="normal" officeooo:rsid="00316d67" officeooo:paragraph-rsid="00316d67" style:font-size-asian="10.5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3977dc" officeooo:paragraph-rsid="003977dc" style:font-size-asian="10.5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3d5e61" officeooo:paragraph-rsid="003d5e61" style:font-size-asian="10.5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3dc838" officeooo:paragraph-rsid="003dc838" style:font-size-asian="10.5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421631" officeooo:paragraph-rsid="00421631" style:font-size-asian="10.5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423dd3" officeooo:paragraph-rsid="00423dd3" style:font-size-asian="10.5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424b1c" officeooo:paragraph-rsid="00424b1c"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433d32" officeooo:paragraph-rsid="00433d32"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4483b0" officeooo:paragraph-rsid="0044b222"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044b222" officeooo:paragraph-rsid="0044b222"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style:text-underline-style="none" fo:font-weight="normal" officeooo:rsid="00469fae" officeooo:paragraph-rsid="00469fae" style:font-size-asian="10.5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font-style="normal" style:text-underline-style="none" fo:font-weight="normal" officeooo:rsid="00477927" officeooo:paragraph-rsid="0047b5db" style:font-size-asian="10.5pt" style:font-style-asian="normal" style:font-weight-asian="normal" style:font-size-complex="12pt" style:font-style-complex="normal" style:font-weight-complex="normal"/>
    </style:style>
    <style:style style:name="P43" style:family="paragraph" style:parent-style-name="Standard">
      <style:text-properties style:font-name="Liberation Serif" fo:font-size="12pt" fo:font-style="normal" style:text-underline-style="none" fo:font-weight="normal" officeooo:rsid="0047b5db" officeooo:paragraph-rsid="0047b5db" style:font-size-asian="10.5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font-style="normal" style:text-underline-style="none" fo:font-weight="normal" officeooo:rsid="004985eb" officeooo:paragraph-rsid="004985eb" style:font-size-asian="10.5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style:text-underline-style="none" fo:font-weight="normal" officeooo:rsid="004a30ae" officeooo:paragraph-rsid="004a30ae" style:font-size-asian="10.5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style="normal" style:text-underline-style="none" fo:font-weight="normal" officeooo:rsid="004f8ca6" officeooo:paragraph-rsid="004f8ca6" style:font-size-asian="10.5pt" style:font-style-asian="normal" style:font-weight-asian="normal" style:font-size-complex="12pt" style:font-style-complex="normal" style:font-weight-complex="normal"/>
    </style:style>
    <style:style style:name="P47" style:family="paragraph" style:parent-style-name="Standard">
      <style:text-properties style:font-name="Liberation Serif" fo:font-size="12pt" fo:font-style="normal" style:text-underline-style="none" fo:font-weight="normal" officeooo:rsid="004fe4da" officeooo:paragraph-rsid="004fe4da" style:font-size-asian="10.5pt" style:font-style-asian="normal" style:font-weight-asian="normal" style:font-size-complex="12pt" style:font-style-complex="normal" style:font-weight-complex="normal"/>
    </style:style>
    <style:style style:name="P48" style:family="paragraph" style:parent-style-name="Standard">
      <style:text-properties style:font-name="Liberation Serif" fo:font-size="12pt" fo:font-style="normal" style:text-underline-style="none" fo:font-weight="normal" officeooo:rsid="00507785" officeooo:paragraph-rsid="00507785" style:font-size-asian="10.5pt" style:font-style-asian="normal" style:font-weight-asian="normal" style:font-size-complex="12pt" style:font-style-complex="normal" style:font-weight-complex="normal"/>
    </style:style>
    <style:style style:name="P49" style:family="paragraph" style:parent-style-name="Standard">
      <style:text-properties style:font-name="Liberation Serif" fo:font-size="12pt" fo:font-style="normal" style:text-underline-style="none" fo:font-weight="normal" officeooo:rsid="0051f51a" officeooo:paragraph-rsid="0051f51a" style:font-size-asian="10.5pt" style:font-style-asian="normal" style:font-weight-asian="normal" style:font-size-complex="12pt" style:font-style-complex="normal" style:font-weight-complex="normal"/>
    </style:style>
    <style:style style:name="P50" style:family="paragraph" style:parent-style-name="Standard">
      <style:text-properties style:font-name="Liberation Serif" fo:font-size="12pt" fo:font-style="normal" style:text-underline-style="none" fo:font-weight="normal" officeooo:rsid="0053330b" officeooo:paragraph-rsid="0053330b" style:font-size-asian="10.5pt" style:font-style-asian="normal" style:font-weight-asian="normal" style:font-size-complex="12pt" style:font-style-complex="normal" style:font-weight-complex="normal"/>
    </style:style>
    <style:style style:name="P51" style:family="paragraph" style:parent-style-name="Standard">
      <style:text-properties style:font-name="Liberation Serif" fo:font-size="12pt" fo:font-style="normal" style:text-underline-style="none" fo:font-weight="normal" officeooo:rsid="00548327" officeooo:paragraph-rsid="00548327" style:font-size-asian="10.5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fo:font-style="normal" style:text-underline-style="none" fo:font-weight="normal" officeooo:rsid="00594a7c" officeooo:paragraph-rsid="00594a7c" style:font-size-asian="10.5pt" style:font-style-asian="normal" style:font-weight-asian="normal" style:font-size-complex="12pt" style:font-style-complex="normal" style:font-weight-complex="normal"/>
    </style:style>
    <style:style style:name="P53" style:family="paragraph" style:parent-style-name="Standard">
      <style:text-properties style:font-name="Liberation Serif" fo:font-size="12pt" fo:font-style="normal" style:text-underline-style="none" fo:font-weight="normal" officeooo:rsid="005df2d0" officeooo:paragraph-rsid="005df2d0" style:font-size-asian="10.5pt" style:font-style-asian="normal" style:font-weight-asian="normal" style:font-size-complex="12pt" style:font-style-complex="normal" style:font-weight-complex="normal"/>
    </style:style>
    <style:style style:name="P54" style:family="paragraph" style:parent-style-name="Standard">
      <style:text-properties style:font-name="Liberation Serif" fo:font-size="12pt" fo:font-style="normal" style:text-underline-style="none" fo:font-weight="normal" officeooo:rsid="006114f7" officeooo:paragraph-rsid="006114f7" style:font-size-asian="10.5pt" style:font-style-asian="normal" style:font-weight-asian="normal" style:font-size-complex="12pt" style:font-style-complex="normal" style:font-weight-complex="normal"/>
    </style:style>
    <style:style style:name="P55" style:family="paragraph" style:parent-style-name="Standard">
      <style:text-properties style:font-name="Liberation Serif" fo:font-size="12pt" fo:font-style="normal" style:text-underline-style="none" fo:font-weight="normal" officeooo:rsid="00621f42" officeooo:paragraph-rsid="00621f42" style:font-size-asian="10.5pt" style:font-style-asian="normal" style:font-weight-asian="normal" style:font-size-complex="12pt" style:font-style-complex="normal" style:font-weight-complex="normal"/>
    </style:style>
    <style:style style:name="P56" style:family="paragraph" style:parent-style-name="Standard">
      <style:text-properties style:font-name="Liberation Serif" fo:font-size="12pt" fo:font-style="normal" style:text-underline-style="none" fo:font-weight="normal" officeooo:rsid="005c3d50" officeooo:paragraph-rsid="005cf4be" style:font-size-asian="10.5pt" style:font-style-asian="normal" style:font-weight-asian="normal" style:font-size-complex="12pt" style:font-style-complex="normal" style:font-weight-complex="normal"/>
    </style:style>
    <style:style style:name="P57" style:family="paragraph" style:parent-style-name="Standard">
      <style:text-properties style:font-name="Liberation Serif" fo:font-size="12pt" fo:font-style="normal" style:text-underline-style="none" fo:font-weight="normal" officeooo:rsid="005afebf" officeooo:paragraph-rsid="005afebf" style:font-size-asian="10.5pt" style:font-style-asian="normal" style:font-weight-asian="normal" style:font-size-complex="12pt" style:font-style-complex="normal" style:font-weight-complex="normal"/>
    </style:style>
    <style:style style:name="P58" style:family="paragraph" style:parent-style-name="Standard">
      <style:text-properties style:font-name="Liberation Serif" fo:font-size="16pt" fo:font-style="normal" style:text-underline-style="none" fo:font-weight="bold" officeooo:rsid="0012ad7d" officeooo:paragraph-rsid="0012ad7d" style:font-size-asian="14pt" style:font-style-asian="normal" style:font-weight-asian="bold" style:font-size-complex="16pt" style:font-style-complex="normal" style:font-weight-complex="bold"/>
    </style:style>
    <style:style style:name="P59" style:family="paragraph" style:parent-style-name="Standard">
      <style:text-properties style:font-name="Liberation Serif" fo:font-size="16pt" fo:font-style="normal" style:text-underline-style="none" fo:font-weight="bold" officeooo:rsid="0030bbc7" officeooo:paragraph-rsid="0030bbc7" style:font-size-asian="14pt" style:font-style-asian="normal" style:font-weight-asian="bold" style:font-size-complex="16pt" style:font-style-complex="normal" style:font-weight-complex="bold"/>
    </style:style>
    <style:style style:name="P60" style:family="paragraph" style:parent-style-name="Standard">
      <style:text-properties style:font-name="Liberation Serif" fo:font-size="16pt" fo:font-style="normal" style:text-underline-style="none" fo:font-weight="bold" officeooo:rsid="003d5e61" officeooo:paragraph-rsid="003d5e61" style:font-size-asian="14pt" style:font-style-asian="normal" style:font-weight-asian="bold" style:font-size-complex="16pt" style:font-style-complex="normal" style:font-weight-complex="bold"/>
    </style:style>
    <style:style style:name="P61" style:family="paragraph" style:parent-style-name="Standard">
      <style:text-properties style:font-name="Liberation Serif" fo:font-size="16pt" fo:font-style="normal" style:text-underline-style="none" fo:font-weight="bold" officeooo:rsid="003dc838" officeooo:paragraph-rsid="003dc838" style:font-size-asian="14pt" style:font-style-asian="normal" style:font-weight-asian="bold" style:font-size-complex="16pt" style:font-style-complex="normal" style:font-weight-complex="bold"/>
    </style:style>
    <style:style style:name="P62" style:family="paragraph" style:parent-style-name="Standard">
      <style:text-properties style:font-name="Liberation Serif" fo:font-size="16pt" fo:font-style="normal" style:text-underline-style="none" fo:font-weight="bold" officeooo:rsid="00423dd3" officeooo:paragraph-rsid="00423dd3" style:font-size-asian="14pt" style:font-style-asian="normal" style:font-weight-asian="bold" style:font-size-complex="16pt" style:font-style-complex="normal" style:font-weight-complex="bold"/>
    </style:style>
    <style:style style:name="P63" style:family="paragraph" style:parent-style-name="Standard">
      <style:text-properties style:font-name="Liberation Serif" fo:font-size="16pt" fo:font-style="normal" style:text-underline-style="none" fo:font-weight="bold" officeooo:rsid="00424b1c" officeooo:paragraph-rsid="00424b1c" style:font-size-asian="14pt" style:font-style-asian="normal" style:font-weight-asian="bold" style:font-size-complex="16pt" style:font-style-complex="normal" style:font-weight-complex="bold"/>
    </style:style>
    <style:style style:name="P64" style:family="paragraph" style:parent-style-name="Standard">
      <style:text-properties style:font-name="Liberation Serif" fo:font-size="16pt" fo:font-style="normal" style:text-underline-style="none" fo:font-weight="bold" officeooo:rsid="004483b0" officeooo:paragraph-rsid="004483b0" style:font-size-asian="14pt" style:font-style-asian="normal" style:font-weight-asian="bold" style:font-size-complex="16pt" style:font-style-complex="normal" style:font-weight-complex="bold"/>
    </style:style>
    <style:style style:name="P65" style:family="paragraph" style:parent-style-name="Standard">
      <style:text-properties style:font-name="Liberation Serif" fo:font-size="16pt" fo:font-style="normal" style:text-underline-style="none" fo:font-weight="bold" officeooo:rsid="0044b222" officeooo:paragraph-rsid="0044b222" style:font-size-asian="14pt" style:font-style-asian="normal" style:font-weight-asian="bold" style:font-size-complex="16pt" style:font-style-complex="normal" style:font-weight-complex="bold"/>
    </style:style>
    <style:style style:name="P66" style:family="paragraph" style:parent-style-name="Standard">
      <style:text-properties style:font-name="Liberation Serif" fo:font-size="16pt" fo:font-style="normal" style:text-underline-style="none" fo:font-weight="bold" officeooo:rsid="00477927" officeooo:paragraph-rsid="00477927" style:font-size-asian="14pt" style:font-style-asian="normal" style:font-weight-asian="bold" style:font-size-complex="16pt" style:font-style-complex="normal" style:font-weight-complex="bold"/>
    </style:style>
    <style:style style:name="P67" style:family="paragraph" style:parent-style-name="Standard">
      <style:text-properties style:font-name="Liberation Serif" fo:font-size="16pt" fo:font-style="normal" style:text-underline-style="none" fo:font-weight="bold" officeooo:rsid="004985eb" officeooo:paragraph-rsid="004985eb" style:font-size-asian="14pt" style:font-style-asian="normal" style:font-weight-asian="bold" style:font-size-complex="16pt" style:font-style-complex="normal" style:font-weight-complex="bold"/>
    </style:style>
    <style:style style:name="P68" style:family="paragraph" style:parent-style-name="Standard">
      <style:text-properties style:font-name="Liberation Serif" fo:font-size="16pt" fo:font-style="normal" style:text-underline-style="none" fo:font-weight="bold" officeooo:rsid="004a30ae" officeooo:paragraph-rsid="004a30ae" style:font-size-asian="14pt" style:font-style-asian="normal" style:font-weight-asian="bold" style:font-size-complex="16pt" style:font-style-complex="normal" style:font-weight-complex="bold"/>
    </style:style>
    <style:style style:name="P69" style:family="paragraph" style:parent-style-name="Standard">
      <style:text-properties style:font-name="Liberation Serif" fo:font-size="16pt" fo:font-style="normal" style:text-underline-style="none" fo:font-weight="bold" officeooo:rsid="00548327" officeooo:paragraph-rsid="00548327" style:font-size-asian="14pt" style:font-style-asian="normal" style:font-weight-asian="bold" style:font-size-complex="16pt" style:font-style-complex="normal" style:font-weight-complex="bold"/>
    </style:style>
    <style:style style:name="P70" style:family="paragraph" style:parent-style-name="Standard">
      <style:text-properties style:font-name="Liberation Serif" fo:font-size="16pt" fo:font-style="normal" style:text-underline-style="none" fo:font-weight="bold" officeooo:rsid="00594a7c" officeooo:paragraph-rsid="00594a7c" style:font-size-asian="14pt" style:font-style-asian="normal" style:font-weight-asian="bold" style:font-size-complex="16pt" style:font-style-complex="normal" style:font-weight-complex="bold"/>
    </style:style>
    <style:style style:name="P71" style:family="paragraph" style:parent-style-name="Standard">
      <style:text-properties style:font-name="Liberation Serif" fo:font-size="16pt" fo:font-style="normal" style:text-underline-style="none" fo:font-weight="bold" officeooo:rsid="005df2d0" officeooo:paragraph-rsid="005df2d0" style:font-size-asian="14pt" style:font-style-asian="normal" style:font-weight-asian="bold" style:font-size-complex="16pt" style:font-style-complex="normal" style:font-weight-complex="bold"/>
    </style:style>
    <style:style style:name="P72" style:family="paragraph" style:parent-style-name="Standard">
      <style:text-properties style:font-name="Liberation Serif" fo:font-size="16pt" fo:font-style="normal" style:text-underline-style="none" fo:font-weight="bold" officeooo:rsid="004f8ca6" officeooo:paragraph-rsid="004f8ca6" style:font-size-asian="16pt" style:font-style-asian="normal" style:font-weight-asian="bold" style:font-size-complex="16pt" style:font-style-complex="normal" style:font-weight-complex="bold"/>
    </style:style>
    <style:style style:name="P73" style:family="paragraph" style:parent-style-name="Standard">
      <style:text-properties style:font-name="Liberation Serif" fo:font-size="16pt" fo:font-style="normal" style:text-underline-style="none" fo:font-weight="bold" officeooo:rsid="00507785" officeooo:paragraph-rsid="00507785" style:font-size-asian="16pt" style:font-style-asian="normal" style:font-weight-asian="bold" style:font-size-complex="16pt" style:font-style-complex="normal" style:font-weight-complex="bold"/>
    </style:style>
    <style:style style:name="P74" style:family="paragraph" style:parent-style-name="Standard">
      <style:text-properties style:font-name="Liberation Serif" fo:font-size="16pt" fo:font-style="normal" style:text-underline-style="none" fo:font-weight="bold" officeooo:rsid="0051f51a" officeooo:paragraph-rsid="0051f51a" style:font-size-asian="16pt" style:font-style-asian="normal" style:font-weight-asian="bold" style:font-size-complex="16pt" style:font-style-complex="normal" style:font-weight-complex="bold"/>
    </style:style>
    <style:style style:name="P75" style:family="paragraph" style:parent-style-name="Standard">
      <style:text-properties style:font-name="Liberation Serif" fo:font-size="15pt" fo:font-style="normal" style:text-underline-style="none" fo:font-weight="bold" officeooo:rsid="001e7b39" officeooo:paragraph-rsid="001e7b39" style:font-size-asian="13.1000003814697pt" style:font-style-asian="normal" style:font-weight-asian="bold" style:font-size-complex="15pt" style:font-style-complex="normal" style:font-weight-complex="bold"/>
    </style:style>
    <style:style style:name="P76" style:family="paragraph" style:parent-style-name="Standard">
      <style:text-properties officeooo:paragraph-rsid="001d9009"/>
    </style:style>
    <style:style style:name="P77" style:family="paragraph" style:parent-style-name="Standard">
      <style:text-properties fo:font-weight="bold" officeooo:rsid="001d9009" officeooo:paragraph-rsid="001d9009" style:font-weight-asian="bold" style:font-weight-complex="bold"/>
    </style:style>
    <style:style style:name="P78" style:family="paragraph" style:parent-style-name="Standard">
      <style:text-properties fo:font-weight="bold" officeooo:rsid="002dc371" officeooo:paragraph-rsid="002ee5ea" style:font-weight-asian="bold" style:font-weight-complex="bold"/>
    </style:style>
    <style:style style:name="P79" style:family="paragraph" style:parent-style-name="Standard">
      <style:text-properties fo:font-weight="bold" officeooo:rsid="002fd9d4" officeooo:paragraph-rsid="002fd9d4" style:font-weight-asian="bold" style:font-weight-complex="bold"/>
    </style:style>
    <style:style style:name="P80" style:family="paragraph" style:parent-style-name="Standard">
      <style:text-properties fo:font-weight="bold" officeooo:rsid="00316d67" officeooo:paragraph-rsid="00316d67" style:font-weight-asian="bold" style:font-weight-complex="bold"/>
    </style:style>
    <style:style style:name="P81" style:family="paragraph" style:parent-style-name="Standard">
      <style:text-properties fo:font-weight="bold" officeooo:rsid="003635d1" officeooo:paragraph-rsid="003635d1" style:font-weight-asian="bold" style:font-weight-complex="bold"/>
    </style:style>
    <style:style style:name="P82" style:family="paragraph" style:parent-style-name="Standard">
      <style:text-properties fo:font-weight="bold" officeooo:rsid="0066746a" officeooo:paragraph-rsid="0066746a" style:font-weight-asian="bold" style:font-weight-complex="bold"/>
    </style:style>
    <style:style style:name="P83" style:family="paragraph" style:parent-style-name="Standard">
      <style:text-properties fo:font-weight="bold" officeooo:rsid="0067ec36" officeooo:paragraph-rsid="0067ec36" style:font-weight-asian="bold" style:font-weight-complex="bold"/>
    </style:style>
    <style:style style:name="P84" style:family="paragraph" style:parent-style-name="Standard">
      <style:text-properties fo:font-weight="bold" officeooo:rsid="00680499" officeooo:paragraph-rsid="00680499" style:font-weight-asian="bold" style:font-weight-complex="bold"/>
    </style:style>
    <style:style style:name="P85" style:family="paragraph" style:parent-style-name="Standard">
      <style:text-properties fo:font-weight="bold" officeooo:rsid="00692ef5" officeooo:paragraph-rsid="00692ef5" style:font-weight-asian="bold" style:font-weight-complex="bold"/>
    </style:style>
    <style:style style:name="P86" style:family="paragraph" style:parent-style-name="Standard">
      <style:text-properties fo:font-size="12pt" fo:font-weight="normal" officeooo:rsid="00208249" officeooo:paragraph-rsid="00208249" style:font-size-asian="10.5pt" style:font-weight-asian="normal" style:font-size-complex="12pt" style:font-weight-complex="normal"/>
    </style:style>
    <style:style style:name="P87" style:family="paragraph" style:parent-style-name="Standard">
      <style:text-properties fo:font-size="12pt" fo:font-weight="normal" officeooo:rsid="00239e89" officeooo:paragraph-rsid="00239e89" style:font-size-asian="10.5pt" style:font-weight-asian="normal" style:font-size-complex="12pt" style:font-weight-complex="normal"/>
    </style:style>
    <style:style style:name="P88" style:family="paragraph" style:parent-style-name="Standard">
      <style:text-properties fo:font-size="12pt" fo:font-weight="normal" officeooo:rsid="003b293f" officeooo:paragraph-rsid="003b293f" style:font-size-asian="10.5pt" style:font-weight-asian="normal" style:font-size-complex="12pt" style:font-weight-complex="normal"/>
    </style:style>
    <style:style style:name="P89" style:family="paragraph" style:parent-style-name="Standard">
      <style:text-properties fo:font-size="12pt" fo:font-weight="normal" officeooo:rsid="003d5e61" officeooo:paragraph-rsid="003d5e61" style:font-size-asian="10.5pt" style:font-weight-asian="normal" style:font-size-complex="12pt" style:font-weight-complex="normal"/>
    </style:style>
    <style:style style:name="P90" style:family="paragraph" style:parent-style-name="Standard">
      <style:text-properties fo:font-size="12pt" fo:font-weight="normal" officeooo:rsid="003d5e61" officeooo:paragraph-rsid="003b293f" style:font-size-asian="10.5pt" style:font-weight-asian="normal" style:font-size-complex="12pt" style:font-weight-complex="normal"/>
    </style:style>
    <style:style style:name="P91" style:family="paragraph" style:parent-style-name="Standard">
      <style:text-properties fo:font-size="12pt" fo:font-weight="bold" officeooo:rsid="0023b49e" officeooo:paragraph-rsid="0023b49e" style:font-size-asian="10.5pt" style:font-weight-asian="bold" style:font-size-complex="12pt" style:font-weight-complex="bold"/>
    </style:style>
    <style:style style:name="P92" style:family="paragraph" style:parent-style-name="Standard">
      <style:text-properties fo:font-size="12pt" fo:font-weight="bold" officeooo:rsid="002425ee" officeooo:paragraph-rsid="002425ee" style:font-size-asian="10.5pt" style:font-weight-asian="bold" style:font-size-complex="12pt" style:font-weight-complex="bold"/>
    </style:style>
    <style:style style:name="P93" style:family="paragraph" style:parent-style-name="Standard">
      <style:text-properties fo:font-size="12pt" fo:font-weight="bold" officeooo:rsid="0025af30" officeooo:paragraph-rsid="0025af30" style:font-size-asian="10.5pt" style:font-weight-asian="bold" style:font-size-complex="12pt" style:font-weight-complex="bold"/>
    </style:style>
    <style:style style:name="P94" style:family="paragraph" style:parent-style-name="Standard">
      <style:text-properties fo:font-size="12pt" fo:font-weight="bold" officeooo:rsid="003e93bf" officeooo:paragraph-rsid="003e93bf" style:font-size-asian="10.5pt" style:font-weight-asian="bold" style:font-size-complex="12pt" style:font-weight-complex="bold"/>
    </style:style>
    <style:style style:name="P95" style:family="paragraph" style:parent-style-name="Standard">
      <style:text-properties fo:font-size="16pt" fo:font-weight="bold" officeooo:rsid="003977dc" officeooo:paragraph-rsid="003977dc" style:font-size-asian="14pt" style:font-weight-asian="bold" style:font-size-complex="16pt" style:font-weight-complex="bold"/>
    </style:style>
    <style:style style:name="P96" style:family="paragraph" style:parent-style-name="Standard">
      <style:text-properties fo:font-size="16pt" fo:font-weight="bold" officeooo:rsid="00421631" officeooo:paragraph-rsid="00421631" style:font-size-asian="14pt" style:font-weight-asian="bold" style:font-size-complex="16pt" style:font-weight-complex="bold"/>
    </style:style>
    <style:style style:name="P97" style:family="paragraph" style:parent-style-name="Standard">
      <style:text-properties officeooo:paragraph-rsid="00421631"/>
    </style:style>
    <style:style style:name="P98" style:family="paragraph" style:parent-style-name="Standard">
      <style:text-properties officeooo:rsid="00421631" officeooo:paragraph-rsid="00421631"/>
    </style:style>
    <style:style style:name="P99" style:family="paragraph" style:parent-style-name="Standard">
      <style:text-properties officeooo:rsid="0064d7a3" officeooo:paragraph-rsid="0064d7a3"/>
    </style:style>
    <style:style style:name="P100" style:family="paragraph" style:parent-style-name="Standard" style:list-style-name="L1">
      <style:text-properties style:font-name="Liberation Serif" fo:font-size="12pt" fo:font-style="normal" style:text-underline-style="none" fo:font-weight="normal" officeooo:rsid="001be9c7" officeooo:paragraph-rsid="001d9009" style:font-size-asian="12pt" style:font-style-asian="normal" style:font-weight-asian="normal" style:font-size-complex="12pt" style:font-style-complex="normal" style:font-weight-complex="normal"/>
    </style:style>
    <style:style style:name="P101" style:family="paragraph" style:parent-style-name="Standard" style:list-style-name="L2">
      <style:text-properties style:font-name="Liberation Serif" fo:font-size="12pt" fo:font-style="normal" style:text-underline-style="none" fo:font-weight="normal" officeooo:rsid="001be9c7" officeooo:paragraph-rsid="001d9009" style:font-size-asian="12pt" style:font-style-asian="normal" style:font-weight-asian="normal" style:font-size-complex="12pt" style:font-style-complex="normal" style:font-weight-complex="normal"/>
    </style:style>
    <style:style style:name="P102" style:family="paragraph" style:parent-style-name="Standard" style:list-style-name="L3">
      <style:text-properties style:font-name="Liberation Serif" fo:font-size="12pt" fo:font-style="normal" style:text-underline-style="none" fo:font-weight="normal" officeooo:rsid="00239e89" officeooo:paragraph-rsid="00239e89" style:font-size-asian="10.5pt" style:font-style-asian="normal" style:font-weight-asian="normal" style:font-size-complex="12pt" style:font-style-complex="normal" style:font-weight-complex="normal"/>
    </style:style>
    <style:style style:name="P103" style:family="paragraph" style:parent-style-name="Standard" style:list-style-name="L3">
      <style:text-properties style:font-name="Liberation Serif" fo:font-size="12pt" fo:font-style="normal" style:text-underline-style="none" fo:font-weight="normal" officeooo:rsid="0023b49e" officeooo:paragraph-rsid="0023b49e" style:font-size-asian="10.5pt" style:font-style-asian="normal" style:font-weight-asian="normal" style:font-size-complex="12pt" style:font-style-complex="normal" style:font-weight-complex="normal"/>
    </style:style>
    <style:style style:name="P104" style:family="paragraph" style:parent-style-name="Standard">
      <style:text-properties style:font-name="Liberation Serif" fo:font-size="12pt" fo:font-style="normal" style:text-underline-style="none" fo:font-weight="normal" officeooo:rsid="006e83ea" officeooo:paragraph-rsid="006e83ea" style:font-size-asian="10.5pt" style:font-style-asian="normal" style:font-weight-asian="normal" style:font-size-complex="12pt" style:font-style-complex="normal" style:font-weight-complex="normal"/>
    </style:style>
    <style:style style:name="P105" style:family="paragraph" style:parent-style-name="Standard" style:list-style-name="L8">
      <style:text-properties style:font-name="Liberation Serif" fo:font-size="12pt" fo:font-style="normal" style:text-underline-style="none" fo:font-weight="normal" officeooo:rsid="006e83ea" officeooo:paragraph-rsid="006e83ea" style:font-size-asian="10.5pt" style:font-style-asian="normal" style:font-weight-asian="normal" style:font-size-complex="12pt" style:font-style-complex="normal" style:font-weight-complex="normal"/>
    </style:style>
    <style:style style:name="P106" style:family="paragraph" style:parent-style-name="Standard">
      <style:text-properties style:font-name="Liberation Serif" fo:font-size="12pt" fo:font-style="normal" style:text-underline-style="none" fo:font-weight="normal" officeooo:rsid="00710fba" officeooo:paragraph-rsid="00710fba" style:font-size-asian="10.5pt" style:font-style-asian="normal" style:font-weight-asian="normal" style:font-size-complex="12pt" style:font-style-complex="normal" style:font-weight-complex="normal"/>
    </style:style>
    <style:style style:name="P107" style:family="paragraph" style:parent-style-name="Standard">
      <style:text-properties style:font-name="Liberation Serif" fo:font-size="12pt" fo:font-style="normal" style:text-underline-style="none" fo:font-weight="normal" officeooo:rsid="007285df" officeooo:paragraph-rsid="007285df" style:font-size-asian="10.5pt" style:font-style-asian="normal" style:font-weight-asian="normal" style:font-size-complex="12pt" style:font-style-complex="normal" style:font-weight-complex="normal"/>
    </style:style>
    <style:style style:name="P108" style:family="paragraph" style:parent-style-name="Standard">
      <style:text-properties style:font-name="Liberation Serif" fo:font-size="12pt" fo:font-style="normal" style:text-underline-style="none" fo:font-weight="normal" officeooo:rsid="007388eb" officeooo:paragraph-rsid="007388eb" style:font-size-asian="10.5pt" style:font-style-asian="normal" style:font-weight-asian="normal" style:font-size-complex="12pt" style:font-style-complex="normal" style:font-weight-complex="normal"/>
    </style:style>
    <style:style style:name="P109" style:family="paragraph" style:parent-style-name="Standard">
      <style:text-properties style:font-name="Liberation Serif" fo:font-size="12pt" fo:font-style="normal" style:text-underline-style="none" fo:font-weight="normal" officeooo:rsid="0073d39f" officeooo:paragraph-rsid="0073d39f" style:font-size-asian="10.5pt" style:font-style-asian="normal" style:font-weight-asian="normal" style:font-size-complex="12pt" style:font-style-complex="normal" style:font-weight-complex="normal"/>
    </style:style>
    <style:style style:name="P110" style:family="paragraph" style:parent-style-name="Standard">
      <style:text-properties style:font-name="Liberation Serif" fo:font-size="12pt" fo:font-style="normal" style:text-underline-style="none" fo:font-weight="normal" officeooo:rsid="0074d9c2" officeooo:paragraph-rsid="0074d9c2" style:font-size-asian="10.5pt" style:font-style-asian="normal" style:font-weight-asian="normal" style:font-size-complex="12pt" style:font-style-complex="normal" style:font-weight-complex="normal"/>
    </style:style>
    <style:style style:name="P111" style:family="paragraph" style:parent-style-name="Standard">
      <style:text-properties style:font-name="Liberation Serif" fo:font-size="12pt" fo:font-style="normal" style:text-underline-style="none" fo:font-weight="normal" officeooo:rsid="007548d6" officeooo:paragraph-rsid="007548d6" style:font-size-asian="10.5pt" style:font-style-asian="normal" style:font-weight-asian="normal" style:font-size-complex="12pt" style:font-style-complex="normal" style:font-weight-complex="normal"/>
    </style:style>
    <style:style style:name="P112" style:family="paragraph" style:parent-style-name="Standard">
      <style:text-properties style:font-name="Liberation Serif" fo:font-size="12pt" fo:font-style="normal" style:text-underline-style="none" fo:font-weight="normal" officeooo:rsid="0077e6e7" officeooo:paragraph-rsid="0077e6e7" style:font-size-asian="10.5pt" style:font-style-asian="normal" style:font-weight-asian="normal" style:font-size-complex="12pt" style:font-style-complex="normal" style:font-weight-complex="normal"/>
    </style:style>
    <style:style style:name="P113" style:family="paragraph" style:parent-style-name="Standard">
      <style:text-properties style:font-name="Liberation Serif" fo:font-size="12pt" fo:font-style="normal" style:text-underline-style="none" fo:font-weight="normal" officeooo:rsid="00780ff4" officeooo:paragraph-rsid="00780ff4" style:font-size-asian="10.5pt" style:font-style-asian="normal" style:font-weight-asian="normal" style:font-size-complex="12pt" style:font-style-complex="normal" style:font-weight-complex="normal"/>
    </style:style>
    <style:style style:name="P114" style:family="paragraph" style:parent-style-name="Standard">
      <style:text-properties style:font-name="Liberation Serif" fo:font-size="12pt" fo:font-style="normal" style:text-underline-style="none" fo:font-weight="normal" officeooo:rsid="0079d65e" officeooo:paragraph-rsid="007a78bb" style:font-size-asian="10.5pt" style:font-style-asian="normal" style:font-weight-asian="normal" style:font-size-complex="12pt" style:font-style-complex="normal" style:font-weight-complex="normal"/>
    </style:style>
    <style:style style:name="P115" style:family="paragraph" style:parent-style-name="Standard">
      <style:text-properties style:font-name="Liberation Serif" fo:font-size="12pt" fo:font-style="normal" style:text-underline-style="none" fo:font-weight="normal" officeooo:rsid="007af752" officeooo:paragraph-rsid="007af752" style:font-size-asian="10.5pt" style:font-style-asian="normal" style:font-weight-asian="normal" style:font-size-complex="12pt" style:font-style-complex="normal" style:font-weight-complex="normal"/>
    </style:style>
    <style:style style:name="P116" style:family="paragraph" style:parent-style-name="Standard">
      <style:text-properties style:font-name="Liberation Serif" fo:font-size="12pt" fo:font-style="normal" style:text-underline-style="none" fo:font-weight="normal" officeooo:rsid="007c476b" officeooo:paragraph-rsid="007c476b" style:font-size-asian="10.5pt" style:font-style-asian="normal" style:font-weight-asian="normal" style:font-size-complex="12pt" style:font-style-complex="normal" style:font-weight-complex="normal"/>
    </style:style>
    <style:style style:name="P117" style:family="paragraph" style:parent-style-name="Standard">
      <style:text-properties style:font-name="Liberation Serif" fo:font-size="12pt" fo:font-style="normal" style:text-underline-style="none" fo:font-weight="bold" officeooo:rsid="00695538" officeooo:paragraph-rsid="00695538" style:font-size-asian="10.5pt" style:font-style-asian="normal" style:font-weight-asian="bold" style:font-size-complex="12pt" style:font-style-complex="normal" style:font-weight-complex="bold"/>
    </style:style>
    <style:style style:name="P118" style:family="paragraph" style:parent-style-name="Standard">
      <style:text-properties style:font-name="Liberation Serif" fo:font-size="12pt" fo:font-style="normal" style:text-underline-style="none" fo:font-weight="bold" officeooo:rsid="006d0d42" officeooo:paragraph-rsid="006d0d42" style:font-size-asian="10.5pt" style:font-style-asian="normal" style:font-weight-asian="bold" style:font-size-complex="12pt" style:font-style-complex="normal" style:font-weight-complex="bold"/>
    </style:style>
    <style:style style:name="P119" style:family="paragraph" style:parent-style-name="Standard" style:list-style-name="L9">
      <style:text-properties style:font-name="Liberation Serif" fo:font-size="12pt" fo:font-style="normal" style:text-underline-style="none" fo:font-weight="bold" officeooo:rsid="006e83ea" officeooo:paragraph-rsid="006e83ea" style:font-size-asian="10.5pt" style:font-style-asian="normal" style:font-weight-asian="bold" style:font-size-complex="12pt" style:font-style-complex="normal" style:font-weight-complex="bold"/>
    </style:style>
    <style:style style:name="P120" style:family="paragraph" style:parent-style-name="Standard">
      <style:text-properties style:font-name="Liberation Serif" fo:font-size="12pt" fo:font-style="normal" style:text-underline-style="none" fo:font-weight="bold" officeooo:rsid="006e83ea" officeooo:paragraph-rsid="006e83ea" style:font-size-asian="10.5pt" style:font-style-asian="normal" style:font-weight-asian="bold" style:font-size-complex="12pt" style:font-style-complex="normal" style:font-weight-complex="bold"/>
    </style:style>
    <style:style style:name="P121" style:family="paragraph" style:parent-style-name="Standard">
      <style:text-properties style:font-name="Liberation Serif" fo:font-size="12pt" fo:font-style="normal" style:text-underline-style="none" fo:font-weight="bold" officeooo:rsid="006e8918" officeooo:paragraph-rsid="006e8918" style:font-size-asian="10.5pt" style:font-style-asian="normal" style:font-weight-asian="bold" style:font-size-complex="12pt" style:font-style-complex="normal" style:font-weight-complex="bold"/>
    </style:style>
    <style:style style:name="P122" style:family="paragraph" style:parent-style-name="Standard">
      <style:text-properties style:font-name="Liberation Serif" fo:font-size="12pt" fo:font-style="normal" style:text-underline-style="none" fo:font-weight="bold" officeooo:rsid="006f222f" officeooo:paragraph-rsid="006f222f" style:font-size-asian="10.5pt" style:font-style-asian="normal" style:font-weight-asian="bold" style:font-size-complex="12pt" style:font-style-complex="normal" style:font-weight-complex="bold"/>
    </style:style>
    <style:style style:name="P123" style:family="paragraph" style:parent-style-name="Standard">
      <style:text-properties style:font-name="Liberation Serif" fo:font-size="12pt" fo:font-style="normal" style:text-underline-style="none" fo:font-weight="bold" officeooo:rsid="00780ff4" officeooo:paragraph-rsid="00780ff4" style:font-size-asian="10.5pt" style:font-style-asian="normal" style:font-weight-asian="bold" style:font-size-complex="12pt" style:font-style-complex="normal" style:font-weight-complex="bold"/>
    </style:style>
    <style:style style:name="P124" style:family="paragraph" style:parent-style-name="Standard">
      <style:text-properties style:font-name="Liberation Serif" fo:font-size="12pt" fo:font-style="normal" style:text-underline-style="none" fo:font-weight="bold" officeooo:rsid="007a78bb" officeooo:paragraph-rsid="007a78bb" style:font-size-asian="10.5pt" style:font-style-asian="normal" style:font-weight-asian="bold" style:font-size-complex="12pt" style:font-style-complex="normal" style:font-weight-complex="bold"/>
    </style:style>
    <style:style style:name="P125" style:family="paragraph" style:parent-style-name="Standard">
      <style:text-properties style:font-name="Liberation Serif" fo:font-size="12pt" fo:font-style="normal" style:text-underline-style="none" fo:font-weight="bold" officeooo:rsid="007e13ae" officeooo:paragraph-rsid="007e13ae" style:font-size-asian="10.5pt" style:font-style-asian="normal" style:font-weight-asian="bold" style:font-size-complex="12pt" style:font-style-complex="normal" style:font-weight-complex="bold"/>
    </style:style>
    <style:style style:name="P126" style:family="paragraph" style:parent-style-name="Standard">
      <style:text-properties style:font-name="Liberation Serif" fo:font-size="16pt" fo:font-style="normal" style:text-underline-style="none" fo:font-weight="bold" officeooo:rsid="006e83ea" officeooo:paragraph-rsid="006e83ea" style:font-size-asian="14pt" style:font-style-asian="normal" style:font-weight-asian="bold" style:font-size-complex="16pt" style:font-style-complex="normal" style:font-weight-complex="bold"/>
    </style:style>
    <style:style style:name="P127" style:family="paragraph" style:parent-style-name="Standard">
      <style:text-properties style:font-name="Liberation Serif" fo:font-size="16pt" fo:font-style="normal" style:text-underline-style="none" fo:font-weight="bold" officeooo:rsid="00710fba" officeooo:paragraph-rsid="00710fba" style:font-size-asian="14pt" style:font-style-asian="normal" style:font-weight-asian="bold" style:font-size-complex="16pt" style:font-style-complex="normal" style:font-weight-complex="bold"/>
    </style:style>
    <style:style style:name="P128" style:family="paragraph" style:parent-style-name="Standard">
      <style:text-properties style:font-name="Liberation Serif" fo:font-size="16pt" fo:font-style="normal" style:text-underline-style="none" fo:font-weight="bold" officeooo:rsid="007285df" officeooo:paragraph-rsid="007285df" style:font-size-asian="14pt" style:font-style-asian="normal" style:font-weight-asian="bold" style:font-size-complex="16pt" style:font-style-complex="normal" style:font-weight-complex="bold"/>
    </style:style>
    <style:style style:name="P129" style:family="paragraph" style:parent-style-name="Standard">
      <style:text-properties style:font-name="Liberation Serif" fo:font-size="16pt" fo:font-style="normal" style:text-underline-style="none" fo:font-weight="bold" officeooo:rsid="0074d9c2" officeooo:paragraph-rsid="0074d9c2" style:font-size-asian="14pt" style:font-style-asian="normal" style:font-weight-asian="bold" style:font-size-complex="16pt" style:font-style-complex="normal" style:font-weight-complex="bold"/>
    </style:style>
    <style:style style:name="P130" style:family="paragraph" style:parent-style-name="Standard">
      <style:text-properties style:font-name="Liberation Serif" fo:font-size="16pt" fo:font-style="normal" style:text-underline-style="none" fo:font-weight="bold" officeooo:rsid="007af752" officeooo:paragraph-rsid="007af752" style:font-size-asian="14pt" style:font-style-asian="normal" style:font-weight-asian="bold" style:font-size-complex="16pt" style:font-style-complex="normal" style:font-weight-complex="bold"/>
    </style:style>
    <style:style style:name="P131" style:family="paragraph" style:parent-style-name="Standard">
      <style:text-properties style:font-name="Liberation Serif" fo:font-size="16pt" fo:font-style="normal" style:text-underline-style="none" fo:font-weight="bold" officeooo:rsid="007e13ae" officeooo:paragraph-rsid="007e13ae" style:font-size-asian="14pt" style:font-style-asian="normal" style:font-weight-asian="bold" style:font-size-complex="16pt" style:font-style-complex="normal" style:font-weight-complex="bold"/>
    </style:style>
    <style:style style:name="P132" style:family="paragraph" style:parent-style-name="Standard" style:list-style-name="L2">
      <style:text-properties officeooo:paragraph-rsid="001d9009"/>
    </style:style>
    <style:style style:name="P133" style:family="paragraph" style:parent-style-name="Standard" style:list-style-name="L3">
      <style:text-properties fo:font-size="12pt" fo:font-weight="normal" officeooo:rsid="00239e89" officeooo:paragraph-rsid="00239e89" style:font-size-asian="10.5pt" style:font-weight-asian="normal" style:font-size-complex="12pt" style:font-weight-complex="normal"/>
    </style:style>
    <style:style style:name="P134" style:family="paragraph" style:parent-style-name="Standard" style:list-style-name="L4">
      <style:text-properties officeooo:paragraph-rsid="0028489e"/>
    </style:style>
    <style:style style:name="P135" style:family="paragraph" style:parent-style-name="Standard" style:list-style-name="L4">
      <style:text-properties fo:font-weight="bold" officeooo:rsid="00294542" officeooo:paragraph-rsid="00294542" style:font-weight-asian="bold" style:font-weight-complex="bold"/>
    </style:style>
    <style:style style:name="P136" style:family="paragraph" style:parent-style-name="Standard" style:list-style-name="L4">
      <style:text-properties fo:font-weight="bold" officeooo:rsid="002a1d2c" officeooo:paragraph-rsid="002a1d2c" style:font-weight-asian="bold" style:font-weight-complex="bold"/>
    </style:style>
    <style:style style:name="P137" style:family="paragraph" style:parent-style-name="Standard" style:list-style-name="L4">
      <style:text-properties fo:font-weight="bold" officeooo:rsid="002dc371" officeooo:paragraph-rsid="002ee5ea" style:font-weight-asian="bold" style:font-weight-complex="bold"/>
    </style:style>
    <style:style style:name="P138" style:family="paragraph" style:parent-style-name="Standard" style:list-style-name="L5">
      <style:text-properties fo:font-weight="bold" officeooo:rsid="00316d67" officeooo:paragraph-rsid="00316d67" style:font-weight-asian="bold" style:font-weight-complex="bold"/>
    </style:style>
    <style:style style:name="P139" style:family="paragraph" style:parent-style-name="Standard" style:list-style-name="L6">
      <style:text-properties fo:font-weight="bold" officeooo:rsid="00333e5a" officeooo:paragraph-rsid="00333e5a" style:font-weight-asian="bold" style:font-weight-complex="bold"/>
    </style:style>
    <style:style style:name="P140" style:family="paragraph" style:parent-style-name="Standard" style:list-style-name="L6">
      <style:text-properties fo:font-weight="bold" officeooo:rsid="0034f77e" officeooo:paragraph-rsid="0034f77e" style:font-weight-asian="bold" style:font-weight-complex="bold"/>
    </style:style>
    <style:style style:name="P141" style:family="paragraph" style:parent-style-name="Standard" style:list-style-name="L6">
      <style:text-properties fo:font-weight="bold" officeooo:rsid="003635d1" officeooo:paragraph-rsid="003635d1" style:font-weight-asian="bold" style:font-weight-complex="bold"/>
    </style:style>
    <style:style style:name="P142" style:family="paragraph" style:parent-style-name="Standard">
      <style:text-properties fo:font-weight="bold" officeooo:rsid="00692ef5" officeooo:paragraph-rsid="00692ef5" style:font-weight-asian="bold" style:font-weight-complex="bold"/>
    </style:style>
    <style:style style:name="P143" style:family="paragraph" style:parent-style-name="Standard">
      <style:text-properties fo:font-weight="bold" officeooo:rsid="00680499" officeooo:paragraph-rsid="00680499" style:font-weight-asian="bold" style:font-weight-complex="bold"/>
    </style:style>
    <style:style style:name="P144" style:family="paragraph" style:parent-style-name="Standard" style:list-style-name="L5">
      <style:text-properties officeooo:paragraph-rsid="00316d67"/>
    </style:style>
    <style:style style:name="P145" style:family="paragraph" style:parent-style-name="Standard" style:list-style-name="L7">
      <style:text-properties officeooo:paragraph-rsid="0064d7a3"/>
    </style:style>
    <style:style style:name="P146" style:family="paragraph" style:parent-style-name="Standard" style:list-style-name="L7">
      <style:text-properties officeooo:rsid="0064d7a3" officeooo:paragraph-rsid="0064d7a3"/>
    </style:style>
    <style:style style:name="T1" style:family="text">
      <style:text-properties fo:font-weight="normal" style:font-weight-asian="normal" style:font-weight-complex="normal"/>
    </style:style>
    <style:style style:name="T2" style:family="text">
      <style:text-properties fo:font-weight="normal" officeooo:rsid="001602a6" style:font-weight-asian="normal" style:font-weight-complex="normal"/>
    </style:style>
    <style:style style:name="T3" style:family="text">
      <style:text-properties fo:font-weight="normal" officeooo:rsid="0018476d" style:font-weight-asian="normal" style:font-weight-complex="normal"/>
    </style:style>
    <style:style style:name="T4" style:family="text">
      <style:text-properties fo:font-weight="normal" officeooo:rsid="00539840" style:font-weight-asian="normal" style:font-weight-complex="normal"/>
    </style:style>
    <style:style style:name="T5" style:family="text">
      <style:text-properties fo:font-weight="normal" officeooo:rsid="0055df97" style:font-weight-asian="normal" style:font-weight-complex="normal"/>
    </style:style>
    <style:style style:name="T6" style:family="text">
      <style:text-properties fo:font-weight="normal" officeooo:rsid="005b16ca" style:font-weight-asian="normal" style:font-weight-complex="normal"/>
    </style:style>
    <style:style style:name="T7" style:family="text">
      <style:text-properties fo:font-weight="normal" officeooo:rsid="005c3d50" style:font-weight-asian="normal" style:font-weight-complex="normal"/>
    </style:style>
    <style:style style:name="T8" style:family="text">
      <style:text-properties fo:font-weight="normal" officeooo:rsid="0069a57b" style:font-weight-asian="normal" style:font-weight-complex="normal"/>
    </style:style>
    <style:style style:name="T9" style:family="text">
      <style:text-properties fo:font-weight="normal" officeooo:rsid="006b5ace" style:font-weight-asian="normal" style:font-weight-complex="normal"/>
    </style:style>
    <style:style style:name="T10" style:family="text">
      <style:text-properties fo:font-weight="normal" officeooo:rsid="006c5946" style:font-weight-asian="normal" style:font-weight-complex="normal"/>
    </style:style>
    <style:style style:name="T11" style:family="text">
      <style:text-properties fo:font-weight="normal" officeooo:rsid="006d0d42" style:font-weight-asian="normal" style:font-weight-complex="normal"/>
    </style:style>
    <style:style style:name="T12" style:family="text">
      <style:text-properties fo:font-weight="normal" officeooo:rsid="007069b0" style:font-weight-asian="normal" style:font-weight-complex="normal"/>
    </style:style>
    <style:style style:name="T13" style:family="text">
      <style:text-properties fo:font-weight="normal" officeooo:rsid="007fac89" style:font-weight-asian="normal" style:font-weight-complex="normal"/>
    </style:style>
    <style:style style:name="T14" style:family="text">
      <style:text-properties fo:font-weight="normal" officeooo:rsid="00802522" style:font-weight-asian="normal" style:font-weight-complex="normal"/>
    </style:style>
    <style:style style:name="T15" style:family="text">
      <style:text-properties fo:font-weight="normal" officeooo:rsid="0081b2d0" style:font-weight-asian="normal" style:font-weight-complex="normal"/>
    </style:style>
    <style:style style:name="T16" style:family="text">
      <style:text-properties fo:font-weight="normal" officeooo:rsid="008317e9" style:font-weight-asian="normal" style:font-weight-complex="normal"/>
    </style:style>
    <style:style style:name="T17" style:family="text">
      <style:text-properties fo:font-weight="normal" officeooo:rsid="008517ca" style:font-weight-asian="normal" style:font-weight-complex="normal"/>
    </style:style>
    <style:style style:name="T18"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style:text-underline-style="none" fo:font-weight="normal" officeooo:rsid="001be9c7"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normal" style:text-underline-style="none" fo:font-weight="normal" officeooo:rsid="001d9009" style:font-size-asian="12pt" style:font-style-asian="normal" style:font-weight-asian="normal" style:font-size-complex="12pt" style:font-style-complex="normal" style:font-weight-complex="normal"/>
    </style:style>
    <style:style style:name="T21" style:family="text">
      <style:text-properties style:font-name="Liberation Serif" fo:font-size="12pt" fo:font-style="normal" style:text-underline-style="none" fo:font-weight="normal" officeooo:rsid="0018af16"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normal" style:text-underline-style="none" fo:font-weight="normal" officeooo:rsid="001a304b" style:font-size-asian="12pt" style:font-style-asian="normal" style:font-weight-asian="normal" style:font-size-complex="12pt" style:font-style-complex="normal" style:font-weight-complex="normal"/>
    </style:style>
    <style:style style:name="T23" style:family="text">
      <style:text-properties style:font-name="Liberation Serif" fo:font-size="12pt" fo:font-style="normal" style:text-underline-style="none" fo:font-weight="normal" officeooo:rsid="001ab868" style:font-size-asian="12pt" style:font-style-asian="normal" style:font-weight-asian="normal" style:font-size-complex="12pt" style:font-style-complex="normal" style:font-weight-complex="normal"/>
    </style:style>
    <style:style style:name="T24"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25" style:family="text">
      <style:text-properties style:font-name="Liberation Serif" fo:font-size="12pt" fo:font-style="normal" style:text-underline-style="none" fo:font-weight="normal" officeooo:rsid="00272b27" style:font-size-asian="10.5pt" style:font-style-asian="normal" style:font-weight-asian="normal" style:font-size-complex="12pt" style:font-style-complex="normal" style:font-weight-complex="normal"/>
    </style:style>
    <style:style style:name="T26" style:family="text">
      <style:text-properties style:font-name="Liberation Serif" fo:font-size="12pt" fo:font-style="normal" style:text-underline-style="none" fo:font-weight="normal" officeooo:rsid="0025af30" style:font-size-asian="10.5pt" style:font-style-asian="normal" style:font-weight-asian="normal" style:font-size-complex="12pt" style:font-style-complex="normal" style:font-weight-complex="normal"/>
    </style:style>
    <style:style style:name="T27" style:family="text">
      <style:text-properties style:font-name="Liberation Serif" fo:font-size="12pt" fo:font-style="normal" style:text-underline-style="none" fo:font-weight="normal" officeooo:rsid="002745d1" style:font-size-asian="10.5pt" style:font-style-asian="normal" style:font-weight-asian="normal" style:font-size-complex="12pt" style:font-style-complex="normal" style:font-weight-complex="normal"/>
    </style:style>
    <style:style style:name="T28" style:family="text">
      <style:text-properties style:font-name="Liberation Serif" fo:font-size="12pt" fo:font-style="normal" style:text-underline-style="none" fo:font-weight="normal" officeooo:rsid="002c1cfc"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style:text-underline-style="none" fo:font-weight="normal" officeooo:rsid="002ee5ea" style:font-size-asian="10.5pt" style:font-style-asian="normal" style:font-weight-asian="normal" style:font-size-complex="12pt" style:font-style-complex="normal" style:font-weight-complex="normal"/>
    </style:style>
    <style:style style:name="T30" style:family="text">
      <style:text-properties style:font-name="Liberation Serif" fo:font-size="12pt" fo:font-style="normal" style:text-underline-style="none" fo:font-weight="normal" officeooo:rsid="00316d67" style:font-size-asian="10.5pt" style:font-style-asian="normal" style:font-weight-asian="normal" style:font-size-complex="12pt" style:font-style-complex="normal" style:font-weight-complex="normal"/>
    </style:style>
    <style:style style:name="T31" style:family="text">
      <style:text-properties style:font-name="Liberation Serif" fo:font-size="12pt" fo:font-style="normal" style:text-underline-style="none" fo:font-weight="normal" officeooo:rsid="0035ee6e" style:font-size-asian="10.5pt" style:font-style-asian="normal" style:font-weight-asian="normal" style:font-size-complex="12pt" style:font-style-complex="normal" style:font-weight-complex="normal"/>
    </style:style>
    <style:style style:name="T32" style:family="text">
      <style:text-properties style:font-name="Liberation Serif" fo:font-size="12pt" fo:font-style="normal" style:text-underline-style="none" fo:font-weight="normal" officeooo:rsid="0037ae7d" style:font-size-asian="10.5pt" style:font-style-asian="normal" style:font-weight-asian="normal" style:font-size-complex="12pt" style:font-style-complex="normal" style:font-weight-complex="normal"/>
    </style:style>
    <style:style style:name="T33" style:family="text">
      <style:text-properties style:font-name="Liberation Serif" fo:font-size="12pt" fo:font-style="normal" style:text-underline-style="none" fo:font-weight="normal" officeooo:rsid="00421631" style:font-size-asian="10.5pt" style:font-style-asian="normal" style:font-weight-asian="normal" style:font-size-complex="12pt" style:font-style-complex="normal" style:font-weight-complex="normal"/>
    </style:style>
    <style:style style:name="T34" style:family="text">
      <style:text-properties style:font-name="Liberation Serif" fo:font-size="12pt" fo:font-style="normal" style:text-underline-style="none" fo:font-weight="normal" officeooo:rsid="00631c6d" style:font-size-asian="10.5pt" style:font-style-asian="normal" style:font-weight-asian="normal" style:font-size-complex="12pt" style:font-style-complex="normal" style:font-weight-complex="normal"/>
    </style:style>
    <style:style style:name="T35" style:family="text">
      <style:text-properties style:font-name="Liberation Serif" fo:font-size="12pt" fo:font-style="normal" style:text-underline-style="none" fo:font-weight="normal" officeooo:rsid="0064d7a3" style:font-size-asian="10.5pt" style:font-style-asian="normal" style:font-weight-asian="normal" style:font-size-complex="12pt" style:font-style-complex="normal" style:font-weight-complex="normal"/>
    </style:style>
    <style:style style:name="T36" style:family="text">
      <style:text-properties style:font-name="Liberation Serif" fo:font-size="12pt" fo:font-style="normal" style:text-underline-style="none" fo:font-weight="normal" officeooo:rsid="00680499" style:font-size-asian="10.5pt" style:font-style-asian="normal" style:font-weight-asian="normal" style:font-size-complex="12pt" style:font-style-complex="normal" style:font-weight-complex="normal"/>
    </style:style>
    <style:style style:name="T37" style:family="text">
      <style:text-properties style:font-name="Liberation Serif" fo:font-size="12pt" fo:font-style="normal" style:text-underline-style="none" fo:font-weight="normal" officeooo:rsid="00692ef5" style:font-size-asian="10.5pt" style:font-style-asian="normal" style:font-weight-asian="normal" style:font-size-complex="12pt" style:font-style-complex="normal" style:font-weight-complex="normal"/>
    </style:style>
    <style:style style:name="T38" style:family="text">
      <style:text-properties style:font-name="Liberation Serif" fo:font-size="12pt" fo:font-style="normal" style:text-underline-style="none" fo:font-weight="normal" officeooo:rsid="00695538" style:font-size-asian="10.5pt" style:font-style-asian="normal" style:font-weight-asian="normal" style:font-size-complex="12pt" style:font-style-complex="normal" style:font-weight-complex="normal"/>
    </style:style>
    <style:style style:name="T39" style:family="text">
      <style:text-properties style:font-name="Liberation Serif" fo:font-size="12pt" fo:font-style="normal" style:text-underline-style="none" fo:font-weight="bold" officeooo:rsid="0018af16" style:font-size-asian="12pt" style:font-style-asian="normal" style:font-weight-asian="bold" style:font-size-complex="12pt" style:font-style-complex="normal" style:font-weight-complex="bold"/>
    </style:style>
    <style:style style:name="T40" style:family="text">
      <style:text-properties style:font-name="Liberation Serif" fo:font-size="12pt" fo:font-style="normal" style:text-underline-style="none" fo:font-weight="bold" officeooo:rsid="0025af30" style:font-size-asian="10.5pt" style:font-style-asian="normal" style:font-weight-asian="bold" style:font-size-complex="12pt" style:font-style-complex="normal" style:font-weight-complex="bold"/>
    </style:style>
    <style:style style:name="T41" style:family="text">
      <style:text-properties style:font-name="Liberation Serif" fo:font-size="12pt" fo:font-style="normal" style:text-underline-style="none" fo:font-weight="bold" officeooo:rsid="002745d1" style:font-size-asian="10.5pt" style:font-style-asian="normal" style:font-weight-asian="bold" style:font-size-complex="12pt" style:font-style-complex="normal" style:font-weight-complex="bold"/>
    </style:style>
    <style:style style:name="T42" style:family="text">
      <style:text-properties style:font-name="Liberation Serif" fo:font-size="12pt" fo:font-style="normal" style:text-underline-style="none" fo:font-weight="bold" officeooo:rsid="00316d67" style:font-size-asian="10.5pt" style:font-style-asian="normal" style:font-weight-asian="bold" style:font-size-complex="12pt" style:font-style-complex="normal" style:font-weight-complex="bold"/>
    </style:style>
    <style:style style:name="T43" style:family="text">
      <style:text-properties style:font-name="Liberation Serif" fo:font-size="12pt" fo:font-style="normal" style:text-underline-style="none" style:font-size-asian="12pt" style:font-style-asian="normal" style:font-size-complex="12pt" style:font-style-complex="normal"/>
    </style:style>
    <style:style style:name="T44" style:family="text">
      <style:text-properties style:font-name="Liberation Serif" fo:font-size="12pt" fo:font-style="normal" style:text-underline-style="none" style:font-size-asian="10.5pt" style:font-style-asian="normal" style:font-size-complex="12pt" style:font-style-complex="normal"/>
    </style:style>
    <style:style style:name="T45" style:family="text">
      <style:text-properties style:font-name="Liberation Serif" fo:font-size="12pt" fo:font-style="normal" style:text-underline-style="none" officeooo:rsid="002745d1" style:font-size-asian="10.5pt" style:font-style-asian="normal" style:font-size-complex="12pt" style:font-style-complex="normal"/>
    </style:style>
    <style:style style:name="T46" style:family="text">
      <style:text-properties style:font-name="Liberation Serif" fo:font-size="12pt" fo:font-style="normal" style:text-underline-style="none" officeooo:rsid="002c1cfc" style:font-size-asian="10.5pt" style:font-style-asian="normal" style:font-size-complex="12pt" style:font-style-complex="normal"/>
    </style:style>
    <style:style style:name="T47" style:family="text">
      <style:text-properties style:font-name="Liberation Serif" fo:font-size="12pt" fo:font-style="normal" style:text-underline-style="none" officeooo:rsid="002ee5ea" style:font-size-asian="10.5pt" style:font-style-asian="normal" style:font-size-complex="12pt" style:font-style-complex="normal"/>
    </style:style>
    <style:style style:name="T48" style:family="text">
      <style:text-properties style:font-name="Liberation Serif" fo:font-size="12pt" fo:font-style="normal" style:text-underline-style="none" officeooo:rsid="0035ee6e" style:font-size-asian="10.5pt" style:font-style-asian="normal" style:font-size-complex="12pt" style:font-style-complex="normal"/>
    </style:style>
    <style:style style:name="T49" style:family="text">
      <style:text-properties style:font-name="Liberation Serif" fo:font-style="normal" style:text-underline-style="none" fo:font-weight="normal" style:font-style-asian="normal" style:font-weight-asian="normal" style:font-style-complex="normal" style:font-weight-complex="normal"/>
    </style:style>
    <style:style style:name="T50" style:family="text">
      <style:text-properties style:font-name="Liberation Serif" fo:font-style="normal" style:text-underline-style="none" fo:font-weight="normal" officeooo:rsid="002425ee" style:font-style-asian="normal" style:font-weight-asian="normal" style:font-style-complex="normal" style:font-weight-complex="normal"/>
    </style:style>
    <style:style style:name="T51" style:family="text">
      <style:text-properties style:font-name="Liberation Serif" fo:font-style="normal" style:text-underline-style="none" fo:font-weight="normal" officeooo:rsid="0025aba9" style:font-style-asian="normal" style:font-weight-asian="normal" style:font-style-complex="normal" style:font-weight-complex="normal"/>
    </style:style>
    <style:style style:name="T52" style:family="text">
      <style:text-properties style:font-name="Liberation Serif" fo:font-style="normal" style:text-underline-style="none" fo:font-weight="normal" officeooo:rsid="00272b27" style:font-style-asian="normal" style:font-weight-asian="normal" style:font-style-complex="normal" style:font-weight-complex="normal"/>
    </style:style>
    <style:style style:name="T53" style:family="text">
      <style:text-properties style:font-name="Liberation Serif" fo:font-style="normal" style:text-underline-style="none" fo:font-weight="normal" officeooo:rsid="004029b7" style:font-style-asian="normal" style:font-weight-asian="normal" style:font-style-complex="normal" style:font-weight-complex="normal"/>
    </style:style>
    <style:style style:name="T54" style:family="text">
      <style:text-properties style:font-name="Liberation Serif" fo:font-style="normal" style:text-underline-style="none" style:font-style-asian="normal" style:font-style-complex="normal"/>
    </style:style>
    <style:style style:name="T55" style:family="text">
      <style:text-properties style:font-name="Liberation Serif" fo:font-style="normal" style:text-underline-style="none" officeooo:rsid="0021a156" style:font-style-asian="normal" style:font-style-complex="normal"/>
    </style:style>
    <style:style style:name="T56" style:family="text">
      <style:text-properties style:font-name="Liberation Serif" fo:font-style="normal" style:text-underline-style="none" officeooo:rsid="0023b49e" style:font-style-asian="normal" style:font-style-complex="normal"/>
    </style:style>
    <style:style style:name="T57" style:family="text">
      <style:text-properties style:font-name="Liberation Serif" fo:font-style="normal" style:text-underline-style="none" officeooo:rsid="002425ee" style:font-style-asian="normal" style:font-style-complex="normal"/>
    </style:style>
    <style:style style:name="T58" style:family="text">
      <style:text-properties style:font-name="Liberation Serif" fo:font-style="normal" style:text-underline-style="none" officeooo:rsid="0025aba9" style:font-style-asian="normal" style:font-style-complex="normal"/>
    </style:style>
    <style:style style:name="T59" style:family="text">
      <style:text-properties style:font-name="Liberation Serif" fo:font-style="normal" style:text-underline-style="none" officeooo:rsid="0037ae7d" style:font-style-asian="normal" style:font-style-complex="normal"/>
    </style:style>
    <style:style style:name="T60" style:family="text">
      <style:text-properties style:font-name="Liberation Serif" fo:font-style="normal" style:text-underline-style="none" officeooo:rsid="003c89e2" style:font-style-asian="normal" style:font-style-complex="normal"/>
    </style:style>
    <style:style style:name="T61" style:family="text">
      <style:text-properties style:font-name="Liberation Serif" fo:font-style="normal" style:text-underline-style="none" officeooo:rsid="004029b7" style:font-style-asian="normal" style:font-style-complex="normal"/>
    </style:style>
    <style:style style:name="T62" style:family="text">
      <style:text-properties style:font-name="Liberation Serif" fo:font-style="normal" style:text-underline-style="none" fo:font-weight="bold" style:font-style-asian="normal" style:font-weight-asian="bold" style:font-style-complex="normal" style:font-weight-complex="bold"/>
    </style:style>
    <style:style style:name="T63" style:family="text">
      <style:text-properties style:font-name="Liberation Serif" fo:font-size="16pt" fo:font-style="normal" style:text-underline-style="none" fo:font-weight="bold" officeooo:rsid="004483b0" style:font-size-asian="14pt" style:font-style-asian="normal" style:font-weight-asian="bold" style:font-size-complex="16pt" style:font-style-complex="normal" style:font-weight-complex="bold"/>
    </style:style>
    <style:style style:name="T64" style:family="text">
      <style:text-properties officeooo:rsid="0047b5db"/>
    </style:style>
    <style:style style:name="T65" style:family="text">
      <style:text-properties fo:font-weight="bold" style:font-weight-asian="bold" style:font-weight-complex="bold"/>
    </style:style>
    <style:style style:name="T66" style:family="text">
      <style:text-properties fo:font-weight="bold" officeooo:rsid="004a30ae" style:font-weight-asian="bold" style:font-weight-complex="bold"/>
    </style:style>
    <style:style style:name="T67" style:family="text">
      <style:text-properties officeooo:rsid="004a8122"/>
    </style:style>
    <style:style style:name="T68" style:family="text">
      <style:text-properties officeooo:rsid="005afebf"/>
    </style:style>
    <style:style style:name="T69" style:family="text">
      <style:text-properties officeooo:rsid="005fa093"/>
    </style:style>
    <style:style style:name="T70" style:family="text">
      <style:text-properties officeooo:rsid="006d0d42"/>
    </style:style>
    <style:style style:name="T71" style:family="text">
      <style:text-properties officeooo:rsid="00716a18"/>
    </style:style>
    <style:style style:name="T72" style:family="text">
      <style:text-properties officeooo:rsid="00739f4c"/>
    </style:style>
    <style:style style:name="T73" style:family="text">
      <style:text-properties officeooo:rsid="0075f99f"/>
    </style:style>
    <style:style style:name="T74" style:family="text">
      <style:text-properties officeooo:rsid="007b040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Fisiopatologia Clinica</text:p>
      <text:p text:style-name="P25">La patologia clinica si occupa delle malattie attraverso lo studio laboratoristico.</text:p>
      <text:p text:style-name="P1">Prevenzione delle malattie: <text:span text:style-name="T1">Ha lo scopo di conservare lo stato di salute e benessere ed evitare la comparsa di malattie.</text:span></text:p>
      <text:p text:style-name="P2">Prevenzione primaria:<text:span text:style-name="T1"> Diretta a tutti i soggetti apparentemente in buona salute, si propone di mantenere le condizioni di benessere ed evitare la comparsa di malattie.</text:span></text:p>
      <text:p text:style-name="P3">Medicina predittiva:<text:span text:style-name="T1"> Definisce il profilo di rischio individuale con l’obiettivo di ridurre il rischio (probabilità che si verifichi un evento avverso).</text:span></text:p>
      <text:p text:style-name="P3">Prevenzione secondaria:<text:span text:style-name="T1"> Volta a realizzare una diagnosi precoce (spesso le alterazioni biochimiche precedono la comparsa dei sintomi). Es. screening: alta sensibilità, produce falsi positivi ma è studiato per minimizzare i falsi negativi.</text:span></text:p>
      <text:p text:style-name="P4">Prevenzione terziaria: <text:span text:style-name="T1">Rivolta a soggetti malati, volta ad evitare complicanze e ricadute.</text:span></text:p>
      <text:p text:style-name="P4"><text:span text:style-name="T1"/></text:p>
      <text:p text:style-name="P4">Diagnosi per attribuzione:<text:span text:style-name="T1"> Indici che quando alterati sono sufficienti per porre diagnosi. es. anticorpi anti-tTG di classe IgA per la diagnosi di celiachia (in combinazione alla titolazione delle IgA, se l’individuo ha deficit di IgA risulta negativo anche alle IgA anti-tTG ma non significa che non abbia celiachia). </text:span><text:span text:style-name="T2">Oppure la misurazione di glicemia, emoglobina glicata e glicemia da carico per la diagnosi di diabete.</text:span></text:p>
      <text:p text:style-name="P4"><text:span text:style-name="T2"/></text:p>
      <text:p text:style-name="P5">Diagnosi per esclusione: <text:span text:style-name="T1">In molti casi si ricorre ad analisi di laboratorio per escludere ipotesi diagnostiche.</text:span></text:p>
      <text:p text:style-name="P5"><text:span text:style-name="T1"/></text:p>
      <text:p text:style-name="P6">Monitorare l’andamento delle malattie:<text:span text:style-name="T1"> Indici correlati con l’evoluzione di una malattia. es. transaminasi. In alcuni casi permette di prevedere il decorso di una affezione. </text:span><text:span text:style-name="T3">Alcuni parametri si normalizzano con la guarigione, alcuni rimangono permanentemente alterati, altri vanno tenuti sotto controllo.</text:span></text:p>
      <text:p text:style-name="P7"><text:span text:style-name="T3"/></text:p>
      <text:p text:style-name="P76"><text:span text:style-name="T39">Parametri per impostare la corretta terapia:</text:span><text:span text:style-name="T21"> Parametri che possono servire a guidare la terapia. </text:span><text:span text:style-name="T22">Ad esempio antibiogramma prima di decidere terapia antibiotica oppure controllo della terapia anticoagulante </text:span><text:span text:style-name="T23">(parametro </text:span><text:span text:style-name="T19">PTT: Tempo di protrombina oppure ancora meglio </text:span><text:span text:style-name="T23">INR: International Normalized Ratio)</text:span><text:span text:style-name="T22">. </text:span><text:span text:style-name="T19">In alcuni casi importante anche valutare gli effetti collaterali prima che si manifestin tramite segni clinici. Parametri valutati tramite esami di laboratorop possono spiegare manifestazioni patologiche, es: </text:span></text:p>
      <text:list text:style-name="L1">
        <text:list-item>
          <text:p text:style-name="P100">petecchie → piastrinopenia. </text:p>
        </text:list-item>
      </text:list>
      <text:list text:style-name="L2">
        <text:list-item>
          <text:p text:style-name="P101">Ittero → bilirubinemia. </text:p>
        </text:list-item>
        <text:list-item>
          <text:p text:style-name="P132"><text:span text:style-name="T19">Edemi periferici → ipoalbuminemia. </text:span><text:span text:style-name="T20">(La carenza di proteine plasmatiche può essere dovuta a scarsa produzione, in caso di problemi a carico del fegato, oppure ad aumentata dispersione, in caso ad esempio di patologie renali come la nefrosi).</text:span></text:p>
        </text:list-item>
      </text:list>
      <text:p text:style-name="P76"><text:span text:style-name="T20"/></text:p>
      <text:p text:style-name="P77"><text:span text:style-name="T43">Appropriatezza prescrittiva: </text:span><text:span text:style-name="T18">Si applica sie alla prescrizione di farmaci che alla prescrizione di esami di laboratorio. È preferibile limitare gli esami prescritti ad un numero ridotto ma mirati per indagare la sospetta diagnosi.</text:span></text:p>
      <text:p text:style-name="P77"><text:span text:style-name="T18"/></text:p>
      <text:p text:style-name="P75">Ematologia di Laboratorio</text:p>
      <text:p text:style-name="P26">Studia le cellule del sangue periferico sia dal punto di vista quantitativo che qualitativo, i precursori del midollo e gli analiti connessi con l’ematopoiesi. Studia anche l’emostasi.</text:p>
      <text:p text:style-name="P27">I parametri emocromocitometrici possono costituire elementi decisionali per il percorso clinico.</text:p>
      <text:p text:style-name="P8">Emocromo:</text:p>
      <text:p text:style-name="P28">Lo studio delle cellule del sangue serve ad esempio nelle anemie (che possono avere una grande varietà di cause) e nelle malattie neoplastiche. Comunque imporante ma di rilevanza minore è lo studio delle piastrine.</text:p>
      <text:p text:style-name="P86"><text:soft-page-break/><text:span text:style-name="T54">Il </text:span><text:span text:style-name="T62">campione</text:span><text:span text:style-name="T54"> è sangue venoso raccolto in anticoagulante (di solito EDTA, tappo lilla a Pisa, dipende dal fornitore perché non c’è standardizzazione sul colore delle provette). Il campione si conserva per poche ore a temperatura ambiente e deve essere conservato evitando scuotimenti e riscaldament</text:span><text:span text:style-name="T55">o</text:span><text:span text:style-name="T54">.</text:span></text:p>
      <text:p text:style-name="P87"><text:span text:style-name="T62">Parametri analizzati</text:span><text:span text:style-name="T54">:</text:span></text:p>
      <text:list text:style-name="L3">
        <text:list-item>
          <text:p text:style-name="P102">Numerosità degli elementi: concentrazione delle singole componenti (unità per ul).</text:p>
        </text:list-item>
        <text:list-item>
          <text:p text:style-name="P102">Dati relativi ai globuli rossi:</text:p>
          <text:list>
            <text:list-item>
              <text:p text:style-name="P102">Concentrazione di emoglobina (g/dl).</text:p>
            </text:list-item>
            <text:list-item>
              <text:p text:style-name="P102">Ematocrito (%).</text:p>
            </text:list-item>
            <text:list-item>
              <text:p text:style-name="P133"><text:span text:style-name="T54">Volume </text:span><text:span text:style-name="T56">degli eritrociti </text:span><text:span text:style-name="T54">(fl. </text:span><text:span text:style-name="T57">Sì, femtolitri</text:span><text:span text:style-name="T54">) e RDW (Relativa distribuzione dei volumi, %).</text:span></text:p>
            </text:list-item>
            <text:list-item>
              <text:p text:style-name="P102">Contenuto medio di Hb (MCH, pg/gr).</text:p>
            </text:list-item>
            <text:list-item>
              <text:p text:style-name="P102">MCHC (???)</text:p>
            </text:list-item>
          </text:list>
        </text:list-item>
        <text:list-item>
          <text:p text:style-name="P103">Dati relativi ai globuli bianchi:</text:p>
          <text:list>
            <text:list-item>
              <text:p text:style-name="P103">Numerosità delle diverse popolazioni.</text:p>
            </text:list-item>
            <text:list-item>
              <text:p text:style-name="P103">Eventuale idenitficazione morfologica di cellule patologiche.</text:p>
            </text:list-item>
          </text:list>
        </text:list-item>
        <text:list-item>
          <text:p text:style-name="P103">Dati relativi alle piastrine:</text:p>
          <text:list>
            <text:list-item>
              <text:p text:style-name="P103">Concentrazione.</text:p>
            </text:list-item>
            <text:list-item>
              <text:p text:style-name="P103">Volume.</text:p>
            </text:list-item>
          </text:list>
        </text:list-item>
      </text:list>
      <text:p text:style-name="P91"><text:span text:style-name="T54">Metodi: </text:span><text:span text:style-name="T49">Prima si utilizzavano metodi manuali, ad esempio la conta delle cellule tramite vetrini speciali noti come camere di conta. </text:span><text:span text:style-name="T50">La concentrazione di emoglobina si misurava per spettrofotometria dopo lisi dei globuli rossi e stabilizzazione del picco di assorbimento con reattivi chimici (Durkin…).</text:span></text:p>
      <text:p text:style-name="P29">Per le formule leucocitarie si usava lo striscio di sangue con colorazione May Grunwald – Giemsa.</text:p>
      <text:p text:style-name="P92"><text:span text:style-name="T49"/></text:p>
      <text:p text:style-name="P92"><text:span text:style-name="T49">I macchinari disponibili oggi spesso usano gli stessi metodi ma in maniera automatizzata. </text:span><text:span text:style-name="T51">In presenza di allarmi della macchina (presenza di cellule che non è in grado di classificare) sul campione si indaga al microscopio.</text:span></text:p>
      <text:p text:style-name="P92"><text:span text:style-name="T51"/></text:p>
      <text:p text:style-name="P93"><text:span text:style-name="T58">E</text:span><text:span text:style-name="T54">ritrociti:</text:span></text:p>
      <text:list text:style-name="L4">
        <text:list-item>
          <text:p text:style-name="P134"><text:span text:style-name="T40">Concentrazione: </text:span><text:span text:style-name="T25">tra </text:span><text:span text:style-name="T52">4.35 e 5.65 milioni per ul nell’uomo. Tra 3.92 e 5.13 milioni nella donna.</text:span></text:p>
        </text:list-item>
        <text:list-item>
          <text:p text:style-name="P134"><text:span text:style-name="T40">Emoglobina:</text:span><text:span text:style-name="T26"> tra 13.5 </text:span><text:span text:style-name="T25">e </text:span><text:span text:style-name="T26">17.5 g/dl nell’uomo. Tra 12.0 </text:span><text:span text:style-name="T25">e </text:span><text:span text:style-name="T26">15.5 g/dl nella donna.</text:span></text:p>
        </text:list-item>
        <text:list-item>
          <text:p text:style-name="P134"><text:span text:style-name="T41">Ematocrito:</text:span><text:span text:style-name="T27"> Uomo 40-50%, donna 37-47%. Teoricamente comprende sia globuli bianchi che rossi, ma data l’estrema prevalenza dei rossi in pratica indica la quantità di globuli rossi.</text:span></text:p>
        </text:list-item>
        <text:list-item>
          <text:p text:style-name="P135"><text:span text:style-name="T45">V</text:span><text:span text:style-name="T44">olume globulare medio:</text:span><text:span text:style-name="T24"> tra 80 e 98 fl. La diminuizione si dice</text:span><text:span text:style-name="T44"> microcitosi</text:span><text:span text:style-name="T24">, può essere associata ad anemia sideropeniche o talassemie. L’opposto si dice </text:span><text:span text:style-name="T44">macrocitosi </text:span><text:span text:style-name="T24">e può essere indice di anemia da carenza di folati, carenza di vitamina B12 o epatopatie.</text:span></text:p>
        </text:list-item>
        <text:list-item>
          <text:p text:style-name="P136"><text:span text:style-name="T44">Anisocitosi:</text:span><text:span text:style-name="T24"> Differenza nelle dimensioni dei globuli rossi.</text:span></text:p>
        </text:list-item>
        <text:list-item>
          <text:p text:style-name="P136"><text:span text:style-name="T44">MHC:</text:span><text:span text:style-name="T24"> Mean Cell Haemoglobin. 27-33 pg/RBC (Red Blood Cell).</text:span></text:p>
        </text:list-item>
        <text:list-item>
          <text:p text:style-name="P136"><text:span text:style-name="T44">MCHC:</text:span><text:span text:style-name="T24"> Mean Cell Hemoglobin Concentration,</text:span><text:span text:style-name="T44"> </text:span><text:span text:style-name="T24">tra 33 e 36 g/dl. Tiene conto delle dimensioni dei globuli rossi, a differenza del precedente. </text:span><text:span text:style-name="T28">I globuli rossi in base al loro contenuto di emoglobina si dicono </text:span><text:span text:style-name="T46">normocromici</text:span><text:span text:style-name="T28"> oppure </text:span><text:span text:style-name="T46">ipocromici.</text:span><text:span text:style-name="T28"> L’</text:span><text:span text:style-name="T46">ipercromia</text:span><text:span text:style-name="T28"> non è quasi mai riscontrata perché il globulo rosso è normalmente saturo di emoglobina, si riscontra ipercromia quasi solo in caso di sferocitosi.</text:span></text:p>
        </text:list-item>
        <text:list-item>
          <text:p text:style-name="P137"><text:span text:style-name="T46">P</text:span><text:span text:style-name="T44">oichilocitosi:</text:span><text:span text:style-name="T24"> Presenza nello stesso campione di globuli rossi di forma differente.</text:span></text:p>
        </text:list-item>
        <text:list-item>
          <text:p text:style-name="P137"><text:span text:style-name="T47">Reticolociti: </text:span><text:span text:style-name="T29">sono globuli rossi giovani, immessi in circolo prima del completamento della maturazione. Hanno all’interno ribosomi ed i meccanismi per la sintesi di emoglobina. Sono normalmente tra 0.5 e 1.5% dei globuli rossi. Esprimono la richiesta di globuli rossi al midollo osseo.</text:span></text:p>
        </text:list-item>
      </text:list>
      <text:p text:style-name="P78"><text:span text:style-name="T29"/></text:p>
      <text:p text:style-name="P79"><text:soft-page-break/><text:span text:style-name="T29">I </text:span><text:span text:style-name="T24">metodi di riconoscimento dei reticolociti fanno uso di fluorocromi, sono state distinte 3 classi di reticolociti: LFR (maturi), MFR (caratteristiche intermedie) e HFR (immaturi). In base alla quantità di materiale che lega i fluorocromi (decrescente con la maturazione).</text:span></text:p>
      <text:p text:style-name="P79"><text:span text:style-name="T24"/></text:p>
      <text:p text:style-name="P59">Anemia Sideropenica</text:p>
      <text:p text:style-name="P30">Caratterizzata da diminuita emoglobina e microcitosi, ipocromia e anisocitosi. È l’ultima manifestazione di una carenza di ferro.</text:p>
      <text:p text:style-name="P31">Parametri:</text:p>
      <text:list text:style-name="L5">
        <text:list-item>
          <text:p text:style-name="P144"><text:span text:style-name="T42">Transferrina:</text:span><text:span text:style-name="T30"> Proteina plasmatica, trasporta il ferro in tutte le sedi dove è necessario.</text:span></text:p>
        </text:list-item>
        <text:list-item>
          <text:p text:style-name="P138"><text:span text:style-name="T44">Ferritina:</text:span><text:span text:style-name="T24"> Proteina molto grande con funzione di accumulo intracellulare, si riscontra anche in circolo.</text:span></text:p>
        </text:list-item>
      </text:list>
      <text:p text:style-name="P80"><text:span text:style-name="T24"/></text:p>
      <text:p text:style-name="P9">Esami:</text:p>
      <text:list text:style-name="L6">
        <text:list-item>
          <text:p text:style-name="P139"><text:span text:style-name="T44">Sideremia:</text:span><text:span text:style-name="T24"> Poco rilevante (molto variabile), si presenta basso anche in altre patologie.</text:span></text:p>
        </text:list-item>
        <text:list-item>
          <text:p text:style-name="P140"><text:span text:style-name="T44">Transferrina:</text:span><text:span text:style-name="T24"> In condizioni di carenza di ferro aumenta. </text:span><text:span text:style-name="T31">È un parametro che si altera abbastanza tardivamente.</text:span></text:p>
        </text:list-item>
        <text:list-item>
          <text:p text:style-name="P141"><text:span text:style-name="T48">F</text:span><text:span text:style-name="T44">erritina:</text:span><text:span text:style-name="T24"> Indica lo stato dei depositi precedenti. Tra 15 e 200 ng/ml. </text:span><text:span text:style-name="T32">Diminuisce in carenza di ferro quando i depositi sono depauperati. Aumenta nel sovraccarico di ferro, per lesioni agli epatociti, in condizioni di flogosi o di patologia neoplastica. </text:span></text:p>
        </text:list-item>
      </text:list>
      <text:p text:style-name="P81"><text:span text:style-name="T32"/></text:p>
      <text:p text:style-name="P95"><text:span text:style-name="T59">A</text:span><text:span text:style-name="T54">nemia da Malattia Cronica</text:span></text:p>
      <text:p text:style-name="P32">Caratteristiche simili alla sideropenica, associata a condizioni di flogosi. IL-6 aumenta la produzione di epcidina (diminuisce l’assorbimento di ferro).</text:p>
      <text:p text:style-name="P32">Le cellule del SRE (Sistema reticolo-endoteliale?) sequestrano ferro e non lo rendono disponibile per eritropoiesi.</text:p>
      <text:p text:style-name="P88"><text:span text:style-name="T54">Caratterizzat</text:span><text:span text:style-name="T60">a</text:span><text:span text:style-name="T54"> da transferrina bassa e ferritina alta.</text:span></text:p>
      <text:p text:style-name="P90"><text:span text:style-name="T54"/></text:p>
      <text:p text:style-name="P60">Sovraccarico di Ferro</text:p>
      <text:p text:style-name="P33">Geneticamente determinato (emocromatosi) oppure secondario (trasfusioni). In entrambi i casi si hanno danni a fegato, cuore, pancreas, articolazioni.</text:p>
      <text:p text:style-name="P89"><text:span text:style-name="T54"/></text:p>
      <text:p text:style-name="P61">Anemia da ridotta produzione di globine</text:p>
      <text:p text:style-name="P61">Anemia da varianti globiniche</text:p>
      <text:p text:style-name="P34">(Vedi Corti e Pompella).</text:p>
      <text:p text:style-name="P94"><text:span text:style-name="T54">Esami:</text:span><text:span text:style-name="T49"> Corsa elettroforetica, HPLC su colonna, </text:span><text:span text:style-name="T53">assetto emoglobinico.</text:span></text:p>
      <text:p text:style-name="P94"><text:span text:style-name="T53"/></text:p>
      <text:p text:style-name="P96"><text:span text:style-name="T61">A</text:span><text:span text:style-name="T54">nemie Macrocitiche</text:span></text:p>
      <text:p text:style-name="P97"><text:span text:style-name="T33">(</text:span><text:a xlink:type="simple" xlink:href="https://en.wikipedia.org/wiki/Macrocytic_anemia" text:style-name="Internet_20_link" text:visited-style-name="Visited_20_Internet_20_Link">Meglio qui</text:a><text:span text:style-name="T33">)</text:span></text:p>
      <text:p text:style-name="P35">Possono essere dovute a carenza di vitamina B12 o folati. La carenza di B12 può anche essere dovuta a malassorbimento (es. gastrite autoimmune, atrofia gastrica, resezione gastrica), può causare anche danni neurologici (ad esempio negli anziani in sui avviene comunemente atrofia gastrica).</text:p>
      <text:p text:style-name="P35">In carenza di B12 possono essere presenti neutrofili ipersegmentati (numero di lobi del nucleo superiore a 5).</text:p>
      <text:p text:style-name="P98"><text:span text:style-name="T24"/></text:p>
      <text:p text:style-name="P62">Gastrite Autoimmune</text:p>
      <text:p text:style-name="P36">Autoanticorpi contro pompa potassio-idrogenioni di membrana o anti fattore intrinseco.</text:p>
      <text:p text:style-name="P38">Si rilevano autoanticorpi controla parete in immunofluorescenza e contro ATPasi con test ELISA. Possono essere presenti anche anticorpi contro fattore intrinseco.</text:p>
      <text:p text:style-name="P63"><text:soft-page-break/>Macrocitosi in corso di Epatopatia</text:p>
      <text:p text:style-name="P37">Si presenta con o senza anemia, in concomitanza si presentano alterati altri esami in corso di epatopatia cronica.</text:p>
      <text:p text:style-name="P37"/>
      <text:p text:style-name="P10">Strumenti diagnostici: <text:span text:style-name="T1"><text:s/>MCV &gt; 100 fl, Hb e GR diminuiti, MCH aumentato con MCHC normale. Si riscontrano neutrofili ipersegmentati.</text:span></text:p>
      <text:p text:style-name="P38">B12 &lt; 200 pg/ml, folati &lt; 2 ng/ml.</text:p>
      <text:p text:style-name="P10"><text:span text:style-name="T1"/></text:p>
      <text:p text:style-name="P64">Anemia da aumentata produzione di Globuli Rossi</text:p>
      <text:p text:style-name="P39">(Vedi Corti)</text:p>
      <text:p text:style-name="P39"><text:span text:style-name="T63"/></text:p>
      <text:p text:style-name="P65">Anemie emolitiche</text:p>
      <text:p text:style-name="P40">Possono dipendere da malformazioni strutturali del globulo rosso, oppure da anticorpi contro antigeni propri del globlulo rosso.</text:p>
      <text:p text:style-name="P40">Autoanticorpi: anticorpi anti-self.</text:p>
      <text:p text:style-name="P40">Alloanticorpi: anticorpi diretti contro proteine espresse da altri alleli presenti nella specie ma non nell’individuo (es. risposta immunitaria contro sangue trasfuso di gruppo diverso).</text:p>
      <text:p text:style-name="P41">L’emolisi è in genere extravascolare, spesso data da IgG.</text:p>
      <text:p text:style-name="P41"/>
      <text:p text:style-name="P66">Metaemoglobinemia</text:p>
      <text:p text:style-name="P42">Emoglobina legata a Fe(III) invece che Fe(II), non è capace di legare ossigeno. <text:span text:style-name="T64">Quando supera il 10% si ha cianosi, in prevalenza alle estremità.</text:span></text:p>
      <text:p text:style-name="P42">È indice di malfunzionamento dei sistemi riducenti interni all’eritrocita <text:span text:style-name="T64">o</text:span> di <text:span text:style-name="T64">avvelenamento da sostanze che distruggono i sistemi riducenti, come ad esempio cianuro.</text:span></text:p>
      <text:p text:style-name="P43">Può essere dovuta a fattori genetici (deficit di citocromo B5 reduttasi).</text:p>
      <text:p text:style-name="P43"/>
      <text:p text:style-name="P67">Carbossiemoglobina</text:p>
      <text:p text:style-name="P44">Emoglobina legata a CO, colora di rosso ciliegia le mucose.</text:p>
      <text:p text:style-name="P44"/>
      <text:p text:style-name="P44">Metaemoglobina e carbossiemoglobina si determinano con <text:span text:style-name="T65">emogasanalisi.</text:span></text:p>
      <text:p text:style-name="P44"><text:span text:style-name="T66"/></text:p>
      <text:p text:style-name="P68">Globuli bianchi</text:p>
      <text:p text:style-name="P45">Si riconoscono al microscopio dopo colorazione. <text:span text:style-name="T67">Tra 1000 e 4000 ul^-1 (TODO da rivedere).</text:span></text:p>
      <text:p text:style-name="P11">Granulociti neutrofili: <text:span text:style-name="T1">dal 40 al 70% del totale.</text:span></text:p>
      <text:p text:style-name="P12">Eosinofili: <text:span text:style-name="T1">Presenti in allergie e parassitosi. Tra 0 e 5% del totale.</text:span></text:p>
      <text:p text:style-name="P12">Basofili: <text:span text:style-name="T1">Simili ai mastociti, tra 0 e 1%.</text:span></text:p>
      <text:p text:style-name="P13">Linfociti:<text:span text:style-name="T1"> Tra 19 e 48% del totale.</text:span></text:p>
      <text:p text:style-name="P14">Monociti:<text:span text:style-name="T1"> Tra il 3 ed il 9% del totale.</text:span></text:p>
      <text:p text:style-name="P14"><text:span text:style-name="T1"/></text:p>
      <text:p text:style-name="P72">Leucocitosi neutrofila</text:p>
      <text:p text:style-name="P46">Può essere dovuta a de-marginazione, rilascio in circolo di neutrofili precedentemente legati alle pareti. Succede in caso di stress o somministrazione di cortisone.</text:p>
      <text:p text:style-name="P47">Tra le cause legate ad eventi patologici si hanno infiammazioni di varia origine, infezioni (prevalentemente batteriche), necrosi tissutali (traumi, ustioni, infarti). Tumori.</text:p>
      <text:p text:style-name="P47">Tra le cause non patologiche abbiamo esercizio fisico e gravidanza.</text:p>
      <text:p text:style-name="P47"/>
      <text:p text:style-name="P73">Eosinofilie</text:p>
      <text:p text:style-name="P48">patologie allergiche, infezioni parassitarie, produzione stimolata da IL-5.</text:p>
      <text:p text:style-name="P48"/>
      <text:p text:style-name="P74"><text:soft-page-break/>Linfocitosi</text:p>
      <text:p text:style-name="P49">Numero più alto nei bambini, virus con tropismo per linfociti (EBV, CMV). Tossine (BT) che promuove la fuoriuscita da midollo e milza.</text:p>
      <text:p text:style-name="P49">Si presentano aumentati in malattie linfoproliferative come leucemia o linfoma.</text:p>
      <text:p text:style-name="P49"/>
      <text:p text:style-name="P15">Leucemie</text:p>
      <text:p text:style-name="P50">processo neoplastco a carico del tessuto emopoietico, solitamente con invasione del sangue. Tropismo preferenziale per fegato, milza e linfonodi (metastasi).</text:p>
      <text:p text:style-name="P50">Verranno trattate meglio in altri corsi.</text:p>
      <text:p text:style-name="P16">Esami: <text:span text:style-name="T1">emocromo, esame morfologico del sangue periferico o del midollo, immunofenotipizzazione, caratterizzazione molecolare </text:span><text:span text:style-name="T4">(aberrazioni cromosomiche)</text:span><text:span text:style-name="T1">.</text:span></text:p>
      <text:p text:style-name="P16"><text:span text:style-name="T1"/></text:p>
      <text:p text:style-name="P69">Il laboratorio nelle leucemie</text:p>
      <text:p text:style-name="P51">Emocromo, esame morfologico del sangue periferico e del midollo, immunofenotipizzazione, caratterizzazione molecolare (aberrazioni cromosomiche).</text:p>
      <text:p text:style-name="P51"/>
      <text:p text:style-name="P17">Citofluorimetria:<text:span text:style-name="T1"> Lavora su elementi cellulari, esegue valutazioni qualitative e quantitative su popolazioni cellulari. Sfrutta lo scattering e la fluorescenza degli elementi ematici marcati da fluorocromi che legano molecole di superficie in risposta ad un raggio luminoso </text:span><text:span text:style-name="T5">(laser)</text:span><text:span text:style-name="T1">.</text:span></text:p>
      <text:p text:style-name="P17"><text:span text:style-name="T1"/></text:p>
      <text:p text:style-name="P18">Principali applicazioni:<text:span text:style-name="T1"> definizione del fenotipo ed enumerazione dei linfociti circolanti, enumerazione dei linfociti CD4+ nell’infezione da HIV, immunofenotipo delle leucemie acute, immunofenotipo delle paologie linfoproliferative croniche.</text:span></text:p>
      <text:p text:style-name="P52">In un tipo particolare di leucemia si ha aumento di presenza dei linfociti che esprimono sia CD19 che CD4.</text:p>
      <text:p text:style-name="P19"><text:span text:style-name="T1"/></text:p>
      <text:p text:style-name="P70">Piastrine</text:p>
      <text:p text:style-name="P52">Elementi fondamentali nell’emostasi, valori normal 150 000-350 000 unità/ul.</text:p>
      <text:p text:style-name="P56">Si valuta anche il volume: è più alto appena immesse in circolo e gradualmente diminuiscono in volume invecchiando.</text:p>
      <text:p text:style-name="P21"><text:span text:style-name="T1"/></text:p>
      <text:p text:style-name="P19">Piastrinopenie <text:span text:style-name="T68">(o trombocitopenie)</text:span>:</text:p>
      <text:p text:style-name="P19"><text:span text:style-name="T1">Possono essere causate da ridotta produzione oppure aumentata distruzione, si dividono in </text:span>immunomediate<text:span text:style-name="T1">, date da autoanticorpi o alloanticorpi contro antigeni di superficie delle piastrine o antigeni adsorbiti su di esse, oppure </text:span>piatrinopenie non immunomediate<text:span text:style-name="T1">, causate ad esempio da farmaci immunosoppressori.</text:span></text:p>
      <text:p text:style-name="P57">Segni: emorragie mucocutanee, petecchie, ecchimosi, gengivorragie, epistassi.</text:p>
      <text:p text:style-name="P20"><text:span text:style-name="T1"/></text:p>
      <text:p text:style-name="P20">Piastrinosi (o trombocitosi): <text:span text:style-name="T1">Da infiammazione (fino a 1 mln per ul) oppure neoplastiche </text:span><text:span text:style-name="T6">(</text:span><text:span text:style-name="T7">trombocitemia essenziale, </text:span><text:span text:style-name="T6">molto alti i numeri ma sono piastrine poco funzionali)</text:span><text:span text:style-name="T1">.</text:span></text:p>
      <text:p text:style-name="P22"><text:span text:style-name="T1"/></text:p>
      <text:p text:style-name="P71">Emostasi</text:p>
      <text:p text:style-name="P53">Insieme di meccanismi che evita la perdita di sangue da discontinuità vasali e permette al sangue di mantenersi fluido. Esiste un equilibrio tra attività anticoagulante e sistema procoagulante. <text:span text:style-name="T69">Se si verifica uno squilibrio si verificano trombosi o emorragie.</text:span></text:p>
      <text:p text:style-name="P54">La risposta alla lesione del vaso deve essere rapida, localizzata e controllata. La lesione del vaso provoca rilascio di agenti vasocostrittori, l’adesione, attivazione ed aggregazione delle piastrine circolanti nella sede del danno, il rinforzo del trombo piastrinico con l’attivazione della coagulazione.</text:p>
      <text:p text:style-name="P55">Fattore di von Willebrand: frammentato dalla proteasi ADAMTS-13.</text:p>
      <text:p text:style-name="P23"><text:soft-page-break/>Patologie quantitative:<text:span text:style-name="T1"> analisi numerica e volume medio nel sangue periferico oppure dei megacariociti nel midollo (se si sospetta disfunzione della produzione midollare).</text:span></text:p>
      <text:p text:style-name="P23"><text:span text:style-name="T1"/></text:p>
      <text:p text:style-name="P24">Piastrinopenia da eparina:<text:span text:style-name="T1"> esempio di piastrinopenia da farmaco</text:span></text:p>
      <text:list text:style-name="L7">
        <text:list-item>
          <text:p text:style-name="P145"><text:span text:style-name="T35">Tipo I: </text:span><text:span text:style-name="T34">transitoria, di entità modesta e spontaneamente regredibile.</text:span></text:p>
        </text:list-item>
        <text:list-item>
          <text:p text:style-name="P146"><text:span text:style-name="T34">T</text:span><text:span text:style-name="T24">ipo II: severa, può essere associata a fenomeni trombotici. Legame di eparina a FP4, il complesso si lega alle piastrine, un anticorpo diretto verso il complesso determina aggregazione ed amplificazione.</text:span></text:p>
        </text:list-item>
      </text:list>
      <text:p text:style-name="P99"><text:span text:style-name="T24"/></text:p>
      <text:p text:style-name="P82"><text:span text:style-name="T44">Piastrinopenie da diminuita produzione:</text:span><text:span text:style-name="T24"> Da disordini geneticamente determinati, da occupazione midollare tumorale, da aplasia midollare, d atrombocitopoiesi inefficace.</text:span></text:p>
      <text:p text:style-name="P82"><text:span text:style-name="T24"/></text:p>
      <text:p text:style-name="P83"><text:span text:style-name="T44">Pseudopiastrinopenie:</text:span><text:span text:style-name="T24"> </text:span><text:span text:style-name="T36">artefatto dell’analisi che fa apparire il numero di piastrine più basso del valore vero, può essere causato </text:span><text:span text:style-name="T24">da EDTA (sequestro di calcio, scopre epitopi che legano Ac già presenti che agglutinano), </text:span><text:span text:style-name="T36">d</text:span><text:span text:style-name="T24">a agglutinine temperatura-dipendenti </text:span><text:span text:style-name="T36">o d</text:span><text:span text:style-name="T24">a satellitosi piastrinica (piastrine aderiscono ai neutrofili).</text:span></text:p>
      <text:p text:style-name="P83"><text:span text:style-name="T24"/></text:p>
      <text:p text:style-name="P84"><text:span text:style-name="T44">Patologie a carico delle piastrine:</text:span><text:span text:style-name="T24"> piastrine presenti ma poco funzionali. </text:span><text:span text:style-name="T37">Scarsa adesività o scarsa capacità di aggregazione. </text:span></text:p>
      <text:p text:style-name="P84"><text:span text:style-name="T37"/></text:p>
      <text:p text:style-name="P85"><text:span text:style-name="T44">Valutazione complessiva della funzionalità piastrinica</text:span><text:span text:style-name="T24">: tempo di sanguinamento, PFA </text:span><text:span text:style-name="T38">(platelet function assay, fa correre un campione di sangue su membrane ricoperte da collagene e si misura il tempo di occlusione di una apertura centrale)</text:span><text:span text:style-name="T24">.</text:span></text:p>
      <text:p text:style-name="P85"><text:span text:style-name="T24"/></text:p>
      <text:p text:style-name="P117">Valutazione della capacità di aggregazione piastrinica: <text:span text:style-name="T8">Sul plasma ricco di piastrine </text:span><text:span text:style-name="T9">(ottenuto per centrifugazione calibrata in modo da far precipitare gli elementi più pesanti ma non le piastrine)</text:span><text:span text:style-name="T8"> si valuta l’aggregazione dovuta all’aggiunta di agenti aggreganti come ADP, adrenalina, collagene, ristocetina, </text:span><text:span text:style-name="T10">acido arachidonico</text:span><text:span text:style-name="T8">. </text:span><text:span text:style-name="T10">È possibile che con agenti aggreganti diversi si abbiano risultati diversi. </text:span><text:span text:style-name="T11">Si valutano: </text:span><text:span text:style-name="T70">tempo di aggregazione, aggregazione massima </text:span><text:span text:style-name="T11">e </text:span><text:span text:style-name="T70">tempo di latenza tra aggiunta dell’aggregante ed inizio dell’aggregazione.</text:span></text:p>
      <text:p text:style-name="P117"/>
      <text:p text:style-name="P118">Valutazione del fattore di von Willebrand<text:span text:style-name="T1">: Valutato come proteina tramite ELISA, oppure viene valutata la sua attività legata alle piastrine (attività di cofattore ristocetinico, capacità di legame del collagene). Oppure ancora analisi dei multimeri tramite risoluzione in SDS-agarosio e immunoblotting.</text:span></text:p>
      <text:p text:style-name="P118"><text:span text:style-name="T1"/></text:p>
      <text:p text:style-name="P126">Malattie di von Willebrand</text:p>
      <text:p text:style-name="P104">Difetti quantitativi:</text:p>
      <text:list text:style-name="L8">
        <text:list-item>
          <text:p text:style-name="P105"><text:span text:style-name="T65">Tipo 1</text:span>: il più frequente, lieve ddifetto quantitativo, qualitativamente normale.</text:p>
        </text:list-item>
        <text:list-item>
          <text:p text:style-name="P105"><text:span text:style-name="T65">Tipo 3</text:span>: Difetto quantitativo da gene non funzionale (associato anche a funzionalità ridotta del fattore 8 della coagulazione).</text:p>
        </text:list-item>
      </text:list>
      <text:p text:style-name="P104">Difetti qualitativi:</text:p>
      <text:list text:style-name="L9">
        <text:list-item>
          <text:p text:style-name="P119">Tipo 2<text:span text:style-name="T1">: molti sottotipi, 2A: pochi multimeri prodotti per difetto nella polimerizzazione o aumentata sensibilità ad ADAMTS-13. 2B: multimeri sottratti al circolo (superiore capacità di legame alle PLT).</text:span></text:p>
        </text:list-item>
      </text:list>
      <text:p text:style-name="P120"><text:span text:style-name="T1"/></text:p>
      <text:p text:style-name="P121">Pseudo von Willebrand:<text:span text:style-name="T1"> stessa sintomatologia, diminuita quantità di vWF ad alto peso molecolare, associato a piastrinopenia. Il difetto è a carico del recettore GP1b che ne aumenta l’affinità.</text:span></text:p>
      <text:p text:style-name="P121"><text:span text:style-name="T1"/></text:p>
      <text:p text:style-name="P122">IMPORTANTE<text:span text:style-name="T1">: prima di condurre qualunque indagine sulla funzionalità coagulativa è bene sospendere i farmaci con azione anticoagulativa (anticoagulanti specifici ma </text:span><text:span text:style-name="T12">possono interferire </text:span><text:span text:style-name="T1">anche FANS, alcuni beta-lattamici e altro).</text:span></text:p>
      <text:p text:style-name="P127"><text:soft-page-break/>Patologie funzionali delle piastrine:</text:p>
      <text:p text:style-name="P106">Sindromi mieloproliferative acute o croniche.</text:p>
      <text:p text:style-name="P106">Uremia.</text:p>
      <text:p text:style-name="P106">Malattia di von Willebrand acquisita <text:span text:style-name="T71">(es. comparsa di <text:s/>fenomeni autoimmuni che rimuovono fattore di von Willebrand dal circolo, più frequente di ciò che si pensa)</text:span>.</text:p>
      <text:p text:style-name="P106"/>
      <text:p text:style-name="P128">Porpora trombotica trombocitopenica:</text:p>
      <text:p text:style-name="P107">Distruzione non immunologica delle piastrine dovuta a ridotta attività di ADAMTS-13.</text:p>
      <text:p text:style-name="P107">Trombocitopenia e anemia emolitica microangiopatica.</text:p>
      <text:p text:style-name="P107">Eziologia: anticorpi anti-ADAMTS-13.</text:p>
      <text:p text:style-name="P108">Associata ad evidenze di emolisi: reticolociti aumentati, aptoglobina diminuita, bilirubina e LDH aumentati. <text:span text:style-name="T72">Test di Coombs (anticorpi anti-emazie) negativo.</text:span></text:p>
      <text:p text:style-name="P108"/>
      <text:p text:style-name="P109">I fattori della coagulazione devono subire gamma-carbossilazione in fase post-traduzionale per raggiungere la conformazione definitiva, questo processo richiede vitamina K, infatti molti anticoagulanti funzionano da antagonisti della vitamina K.</text:p>
      <text:p text:style-name="P109"/>
      <text:p text:style-name="P129">Test per la coagulazione:</text:p>
      <text:p text:style-name="P110">Test di screening: tempo di protrombina (PT) e aPTT (activated partial tromboplastin time).</text:p>
      <text:p text:style-name="P111">Dosaggio del fibrinogeno.</text:p>
      <text:p text:style-name="P111">PT: valuta la via estrinseca (e della via comune). Serve anche per monitorare le terapie anticoagulanti. <text:span text:style-name="T73">Dato che i reattivi usati hanno attivvità diversa sono espressi anche con valore normalizzato INR.</text:span></text:p>
      <text:p text:style-name="P112">APTT: valuta la via intrinseca, seve a monitorare la terapia con eparina.</text:p>
      <text:p text:style-name="P113">Se i primi test risultano alterati si eseguono test di approfondimento.</text:p>
      <text:p text:style-name="P113"/>
      <text:p text:style-name="P123">Ricerca di fattori interferenti (test di correzione):</text:p>
      <text:p text:style-name="P113">In presenza di tempi allungati PT o aPTT. Si mescola 1:1 con plasma normale e si ripete il test, se si corregge il problema il plasma normale ha fornito un componente che risultava mancante nel plasma iniziale, se invece il test rimane alterato si sospetta la presenza di un interferente.</text:p>
      <text:p text:style-name="P114">Esempio: LLAC (auto-anticorpi contro fosfolipidi), si individua un allungamento dei tempi di coagulazione in un test fosfolipide-dipendente. In presenza di eccesso di fosfolipidi si corregge (gli autoanticorpi sono saturati).</text:p>
      <text:p text:style-name="P113"/>
      <text:p text:style-name="P123">Dosaggio di singoli fattori: </text:p>
      <text:p text:style-name="P113">test complesso, si esegue in seguito di altri test anormali.</text:p>
      <text:p text:style-name="P113"/>
      <text:p text:style-name="P124">Test genetici: <text:span text:style-name="T1">utili nella determinazione di patologie dell’emostasi geneticamente determinate. Eseguiti in caso di ripetuti eventi trombotici o familiarità.</text:span></text:p>
      <text:p text:style-name="P124"><text:span text:style-name="T1"/></text:p>
      <text:p text:style-name="P130">Patologie emorragiche:</text:p>
      <text:p text:style-name="P115">Es. emofilia A: deficit di fattore 8, <text:span text:style-name="T74">caratterizzata da emorragie profonde. Si presenta con aPTT allungato e PT e funzionalità piastrinica normali. L’aggiunta di plasma corregge l’allungamento. Si dosano fattori della via intrinseca.</text:span></text:p>
      <text:p text:style-name="P116">Emofilia B: deficit di fattore 9, simile alla A, vari gradi di severità.</text:p>
      <text:p text:style-name="P116"/>
      <text:p text:style-name="P131">Patologie trombotiche:</text:p>
      <text:p text:style-name="P125"><text:span text:style-name="T1">Trombofilie acquisite: paziente chirurgico o APS </text:span><text:span text:style-name="T14">(sindrome da anticorpo anti-fosfolipide</text:span><text:span text:style-name="T1">).</text:span></text:p>
      <text:p text:style-name="P125"><text:span text:style-name="T1">Trombofilie ereditarie: Fattore V di Le</text:span><text:span text:style-name="T13">y</text:span><text:span text:style-name="T1">den </text:span><text:span text:style-name="T13">(non è un typo, è olandese arcaico) </text:span><text:span text:style-name="T15">(una volta attivato il fattore mutato non viene degradato dalla proteina C)</text:span><text:span text:style-name="T1">, mutazione 20210 protrombina </text:span><text:span text:style-name="T15">(mutazione del </text:span><text:soft-page-break/><text:span text:style-name="T15">promotore che induce la produzione di maggiori quantità di proteina)</text:span><text:span text:style-name="T1">, MTHFR </text:span><text:span text:style-name="T16">(metil-tetraidrofolato-reduttasi, </text:span><text:span text:style-name="T17">accumulo di omocisteina</text:span><text:span text:style-name="T16">)</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fo:font-size="12pt" fo:language="it" fo:country="IT"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fo:font-size="12pt" fo:language="it" fo:country="IT"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10:20:47.217362800</meta:creation-date>
    <dc:date>2023-12-12T10:59:31.306623816</dc:date>
    <meta:editing-duration>PT10H32M18S</meta:editing-duration>
    <meta:editing-cycles>119</meta:editing-cycles>
    <meta:generator>LibreOffice/7.6.4.1$Linux_X86_64 LibreOffice_project/60$Build-1</meta:generator>
    <meta:document-statistic meta:table-count="0" meta:image-count="0" meta:object-count="0" meta:page-count="8" meta:paragraph-count="175" meta:word-count="2760" meta:character-count="19725" meta:non-whitespace-character-count="17166"/>
  </office:meta>
</office:document-meta>
</file>